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P1" style:family="paragraph" style:parent-style-name="Preformatted_20_Text">
      <style:text-properties officeooo:paragraph-rsid="0005a8a4"/>
    </style:style>
    <style:style style:name="P2" style:family="paragraph" style:parent-style-name="Preformatted_20_Text">
      <style:text-properties officeooo:paragraph-rsid="0005a92d"/>
    </style:style>
    <style:style style:name="P3" style:family="paragraph" style:parent-style-name="Preformatted_20_Text">
      <style:paragraph-properties fo:line-height="100%"/>
      <style:text-properties officeooo:paragraph-rsid="0005a92d"/>
    </style:style>
    <style:style style:name="P4" style:family="paragraph" style:parent-style-name="Preformatted_20_Text">
      <style:paragraph-properties fo:line-height="100%"/>
      <style:text-properties officeooo:paragraph-rsid="000917cb"/>
    </style:style>
    <style:style style:name="P5" style:family="paragraph" style:parent-style-name="Preformatted_20_Text">
      <style:paragraph-properties fo:line-height="100%"/>
      <style:text-properties officeooo:paragraph-rsid="000b3a1c"/>
    </style:style>
    <style:style style:name="P6" style:family="paragraph" style:parent-style-name="Preformatted_20_Text">
      <style:text-properties officeooo:paragraph-rsid="00074d59"/>
    </style:style>
    <style:style style:name="P7" style:family="paragraph" style:parent-style-name="Preformatted_20_Text">
      <style:text-properties officeooo:paragraph-rsid="000807d2"/>
    </style:style>
    <style:style style:name="P8" style:family="paragraph" style:parent-style-name="Preformatted_20_Text">
      <style:text-properties style:font-name="Liberation Mono" fo:font-size="10pt" officeooo:paragraph-rsid="000807d2" style:font-name-asian="Liberation Mono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paragraph-rsid="000917cb" style:font-name-asian="Liberation Mono" style:font-size-asian="10pt" style:font-name-complex="Liberation Mono" style:font-size-complex="10pt"/>
    </style:style>
    <style:style style:name="P10" style:family="paragraph" style:parent-style-name="Preformatted_20_Text">
      <style:paragraph-properties fo:line-height="100%"/>
      <style:text-properties style:font-name="Liberation Mono" fo:font-size="10pt" officeooo:paragraph-rsid="000917cb" style:font-name-asian="Liberation Mono" style:font-size-asian="10pt" style:font-name-complex="Liberation Mono" style:font-size-complex="10pt"/>
    </style:style>
    <style:style style:name="P11" style:family="paragraph" style:parent-style-name="Preformatted_20_Text">
      <style:paragraph-properties fo:line-height="100%"/>
      <style:text-properties style:font-name="Liberation Mono" fo:font-size="10pt" officeooo:paragraph-rsid="000b3a1c" style:font-name-asian="Liberation Mono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paragraph-rsid="000a4299" style:font-name-asian="Liberation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style:text-underline-style="none" fo:font-weight="normal" officeooo:rsid="000b888f" officeooo:paragraph-rsid="000b888f" style:font-name-asian="Liberation Mono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style:text-properties officeooo:paragraph-rsid="000917cb"/>
    </style:style>
    <style:style style:name="P15" style:family="paragraph" style:parent-style-name="Preformatted_20_Text">
      <style:text-properties officeooo:paragraph-rsid="000a4299"/>
    </style:style>
    <style:style style:name="P16" style:family="paragraph" style:parent-style-name="Preformatted_20_Text">
      <style:text-properties officeooo:paragraph-rsid="000b3a1c"/>
    </style:style>
    <style:style style:name="P17" style:family="paragraph" style:parent-style-name="Preformatted_20_Text">
      <style:text-properties style:text-underline-style="solid" style:text-underline-width="auto" style:text-underline-color="font-color" fo:font-weight="bold" officeooo:rsid="000b888f" officeooo:paragraph-rsid="000b888f" style:font-weight-asian="bold" style:font-weight-complex="bold"/>
    </style:style>
    <style:style style:name="P18" style:family="paragraph" style:parent-style-name="Preformatted_20_Text">
      <style:text-properties style:text-underline-style="none" fo:font-weight="normal" officeooo:rsid="000b888f" officeooo:paragraph-rsid="000b888f" style:font-weight-asian="normal" style:font-weight-complex="normal"/>
    </style:style>
    <style:style style:name="P19" style:family="paragraph" style:parent-style-name="Preformatted_20_Text">
      <style:text-properties officeooo:paragraph-rsid="000bb8be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0a4299"/>
    </style:style>
    <style:style style:name="P22" style:family="paragraph" style:parent-style-name="Preformatted_20_Text">
      <style:paragraph-properties fo:margin-top="0cm" fo:margin-bottom="0.499cm" style:contextual-spacing="false"/>
      <style:text-properties style:font-name="Liberation Mono" fo:font-size="10pt" officeooo:paragraph-rsid="000bb8be" style:font-name-asian="Liberation Mono" style:font-size-asian="10pt" style:font-name-complex="Liberation Mono" style:font-size-complex="10pt"/>
    </style:style>
    <style:style style:name="P23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text-underline-style="solid" style:text-underline-width="auto" style:text-underline-color="font-color" fo:font-weight="bold" officeooo:paragraph-rsid="000bb8be" style:font-name-asian="Liberation Mono" style:font-size-asian="10pt" style:font-weight-asian="bold" style:font-name-complex="Liberation Mono" style:font-size-complex="10pt" style:font-weight-complex="bold"/>
    </style:style>
    <style:style style:name="P24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paragraph-rsid="000b3a1c" style:font-name-asian="Liberation Mono" style:font-size-asian="10pt" style:font-name-complex="Liberation Mono" style:font-size-complex="10pt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5a8a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5a8a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5a92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74d59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807d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917c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a4299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b3a1c" style:font-weight-asian="bold" style:font-weight-complex="bold"/>
    </style:style>
    <style:style style:name="T10" style:family="text">
      <style:text-properties officeooo:rsid="0005a92d"/>
    </style:style>
    <style:style style:name="T11" style:family="text">
      <style:text-properties style:font-name="Liberation Mono" fo:font-size="10pt" style:text-underline-style="solid" style:text-underline-width="auto" style:text-underline-color="font-color" fo:font-weight="bold" officeooo:rsid="0005a92d" style:font-name-asian="Liberation Mono" style:font-size-asian="10pt" style:font-weight-asian="bold" style:font-name-complex="Liberation Mono" style:font-size-complex="10pt" style:font-weight-complex="bold"/>
    </style:style>
    <style:style style:name="T12" style:family="text">
      <style:text-properties style:font-name="Liberation Mono" fo:font-size="10pt" style:text-underline-style="solid" style:text-underline-width="auto" style:text-underline-color="font-color" fo:font-weight="bold" officeooo:rsid="000a4299" style:font-name-asian="Liberation Mono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05a92d" style:font-name-asian="Liberation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0807d2" style:font-name-asian="Liberation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0917cb" style:font-name-asian="Liberation Mono" style:font-size-asian="10pt" style:font-name-complex="Liberation Mono" style:font-size-complex="10pt"/>
    </style:style>
    <style:style style:name="T17" style:family="text">
      <style:text-properties style:font-name="Liberation Mono" fo:font-size="10pt" style:text-underline-style="none" fo:font-weight="normal" officeooo:rsid="00074d59" style:font-name-asian="Liberation Mono" style:font-size-asian="10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10pt" style:text-underline-style="none" fo:font-weight="normal" officeooo:rsid="000a4299" style:font-name-asian="Liberation Mono" style:font-size-asian="10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style:text-underline-style="solid" style:text-underline-width="auto" style:text-underline-color="font-color" fo:font-weight="bold" officeooo:rsid="0005a92d" style:font-name-asian="Liberation Mono" style:font-weight-asian="bold" style:font-name-complex="Liberation Mono" style:font-weight-complex="bold"/>
    </style:style>
    <style:style style:name="T20" style:family="text">
      <style:text-properties style:font-name="Liberation Mono" fo:font-size="20pt" style:text-underline-style="solid" style:text-underline-width="auto" style:text-underline-color="font-color" fo:font-weight="bold" officeooo:rsid="0005a92d" style:font-name-asian="Liberation Mono" style:font-size-asian="20pt" style:font-weight-asian="bold" style:font-name-complex="Liberation Mono" style:font-size-complex="20pt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05a8a4" style:font-weight-asian="normal" style:font-weight-complex="normal"/>
    </style:style>
    <style:style style:name="T23" style:family="text">
      <style:text-properties style:text-underline-style="none" fo:font-weight="normal" officeooo:rsid="0005a92d" style:font-weight-asian="normal" style:font-weight-complex="normal"/>
    </style:style>
    <style:style style:name="T24" style:family="text">
      <style:text-properties style:text-underline-style="none" fo:font-weight="normal" officeooo:rsid="00074d59" style:font-weight-asian="normal" style:font-weight-complex="normal"/>
    </style:style>
    <style:style style:name="T25" style:family="text">
      <style:text-properties style:text-underline-style="none" fo:font-weight="normal" officeooo:rsid="000807d2" style:font-weight-asian="normal" style:font-weight-complex="normal"/>
    </style:style>
    <style:style style:name="T26" style:family="text">
      <style:text-properties style:text-underline-style="none" fo:font-weight="normal" officeooo:rsid="000a4299" style:font-weight-asian="normal" style:font-weight-complex="normal"/>
    </style:style>
    <style:style style:name="T27" style:family="text">
      <style:text-properties style:text-underline-style="none" fo:font-weight="normal" officeooo:rsid="000b3a1c" style:font-weight-asian="normal" style:font-weight-complex="normal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005a92d" style:font-weight-asian="bold" style:font-weight-complex="bold"/>
    </style:style>
    <style:style style:name="T30" style:family="text">
      <style:text-properties fo:color="#c9211e" loext:opacity="100%" style:text-underline-style="solid" style:text-underline-width="auto" style:text-underline-color="font-color" fo:font-weight="bold" officeooo:rsid="0005a8a4" style:font-weight-asian="bold" style:font-weight-complex="bold"/>
    </style:style>
    <style:style style:name="T31" style:family="text">
      <style:text-properties fo:color="#c9211e" loext:opacity="100%" fo:font-size="26pt" style:text-underline-style="solid" style:text-underline-width="auto" style:text-underline-color="font-color" fo:font-weight="bold" officeooo:rsid="0005a92d" style:font-size-asian="26pt" style:font-weight-asian="bold" style:font-size-complex="26pt" style:font-weight-complex="bold"/>
    </style:style>
    <style:style style:name="T32" style:family="text">
      <style:text-properties fo:color="#c9211e" loext:opacity="100%" fo:font-size="26pt" style:text-underline-style="solid" style:text-underline-width="auto" style:text-underline-color="font-color" fo:font-weight="bold" officeooo:rsid="0005a8a4" style:font-size-asian="26pt" style:font-weight-asian="bold" style:font-size-complex="26pt" style:font-weight-complex="bold"/>
    </style:style>
    <style:style style:name="T33" style:family="text">
      <style:text-properties fo:color="#c9211e" loext:opacity="100%" fo:font-size="18pt" style:text-underline-style="solid" style:text-underline-width="auto" style:text-underline-color="font-color" fo:font-weight="bold" officeooo:rsid="0005a92d" style:font-size-asian="18pt" style:font-weight-asian="bold" style:font-size-complex="18pt" style:font-weight-complex="bold"/>
    </style:style>
    <style:style style:name="T34" style:family="text">
      <style:text-properties fo:color="#c9211e" loext:opacity="100%" fo:font-size="18pt" style:text-underline-style="solid" style:text-underline-width="auto" style:text-underline-color="font-color" fo:font-weight="bold" officeooo:rsid="0005a8a4" style:font-size-asian="18pt" style:font-weight-asian="bold" style:font-size-complex="18pt" style:font-weight-complex="bold"/>
    </style:style>
    <style:style style:name="T35" style:family="text">
      <style:text-properties fo:color="#c9211e" loext:opacity="100%" fo:font-size="20pt" style:text-underline-style="solid" style:text-underline-width="auto" style:text-underline-color="font-color" fo:font-weight="bold" officeooo:rsid="0005a92d" style:font-size-asian="20pt" style:font-weight-asian="bold" style:font-size-complex="20pt" style:font-weight-complex="bold"/>
    </style:style>
    <style:style style:name="T36" style:family="text">
      <style:text-properties fo:color="#c9211e" loext:opacity="100%" fo:font-size="20pt" style:text-underline-style="solid" style:text-underline-width="auto" style:text-underline-color="font-color" fo:font-weight="bold" officeooo:rsid="0005a8a4" style:font-size-asian="20pt" style:font-weight-asian="bold" style:font-size-complex="20pt" style:font-weight-complex="bold"/>
    </style:style>
    <style:style style:name="T37" style:family="text">
      <style:text-properties fo:color="#c9211e" loext:opacity="100%" fo:font-size="20pt" style:text-underline-style="solid" style:text-underline-width="auto" style:text-underline-color="font-color" fo:font-weight="bold" officeooo:rsid="000bb8be" style:font-size-asian="20pt" style:font-weight-asian="bold" style:font-size-complex="20pt" style:font-weight-complex="bold"/>
    </style:style>
    <style:style style:name="T38" style:family="text">
      <style:text-properties fo:color="#c9211e" loext:opacity="100%" style:font-name="Liberation Mono" fo:font-size="20pt" style:text-underline-style="solid" style:text-underline-width="auto" style:text-underline-color="font-color" fo:font-weight="bold" officeooo:rsid="0005a92d" style:font-name-asian="Liberation Mono" style:font-size-asian="20pt" style:font-weight-asian="bold" style:font-name-complex="Liberation Mono" style:font-size-complex="20pt" style:font-weight-complex="bold"/>
    </style:style>
    <style:style style:name="T39" style:family="text">
      <style:text-properties officeooo:rsid="00074d59"/>
    </style:style>
    <style:style style:name="T40" style:family="text">
      <style:text-properties officeooo:rsid="000807d2"/>
    </style:style>
    <style:style style:name="T41" style:family="text">
      <style:text-properties fo:font-size="10pt" style:text-underline-style="none" fo:font-weight="normal" officeooo:rsid="000807d2" style:font-size-asian="10pt" style:font-weight-asian="normal" style:font-size-complex="10pt" style:font-weight-complex="normal"/>
    </style:style>
    <style:style style:name="T42" style:family="text">
      <style:text-properties fo:font-size="10pt" style:text-underline-style="none" fo:font-weight="normal" officeooo:rsid="000b3a1c" style:font-size-asian="10pt" style:font-weight-asian="normal" style:font-size-complex="10pt" style:font-weight-complex="normal"/>
    </style:style>
    <style:style style:name="T43" style:family="text">
      <style:text-properties officeooo:rsid="000917cb"/>
    </style:style>
    <style:style style:name="T44" style:family="text">
      <style:text-properties officeooo:rsid="000a4299"/>
    </style:style>
    <style:style style:name="T45" style:family="text">
      <style:text-properties officeooo:rsid="000b3a1c"/>
    </style:style>
    <style:style style:name="T46" style:family="text">
      <style:text-properties fo:font-size="20pt" style:text-underline-style="solid" style:text-underline-width="auto" style:text-underline-color="font-color" fo:font-weight="bold" officeooo:rsid="0005a92d" style:font-size-asian="20pt" style:font-weight-asian="bold" style:font-size-complex="20pt" style:font-weight-complex="bold"/>
    </style:style>
    <style:style style:name="T47" style:family="text">
      <style:text-properties fo:font-size="20pt" style:text-underline-style="solid" style:text-underline-width="auto" style:text-underline-color="font-color" fo:font-weight="bold" officeooo:rsid="0005a8a4" style:font-size-asian="20pt" style:font-weight-asian="bold" style:font-size-complex="20pt" style:font-weight-complex="bold"/>
    </style:style>
    <style:style style:name="T48" style:family="text">
      <style:text-properties officeooo:rsid="000bb8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3">1-</text:span></text:span><text:span text:style-name="Source_20_Text"><text:span text:style-name="T34">INSTALLATION D’OSMOCOM-NETWORK-IN-THE-BOX (Splitted pour LimeSDR-Mini ou LimeSDR-USB)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mkdir /opt/GSM</text:span></text:p>
      <text:p text:style-name="Preformatted_20_Text"><text:span text:style-name="Source_20_Text">cd /opt/GSM</text:span></text:p>
      <text:p text:style-name="Preformatted_20_Text"><text:span text:style-name="Source_20_Text">git clone https://github.com/myriadrf/LimeSuite</text:span></text:p>
      <text:p text:style-name="Preformatted_20_Text"><text:span text:style-name="Source_20_Text">cd /opt/GSM/LimeSuite</text:span></text:p>
      <text:p text:style-name="Preformatted_20_Text"><text:span text:style-name="Source_20_Text">cd build &amp;&amp; cmake ..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apt install -y libtalloc-dev libgnutls28-dev libmnl-dev</text:span></text:p>
      <text:p text:style-name="Preformatted_20_Text"><text:span text:style-name="Source_20_Text">git clone https://github.com/osmocom/libosmocore</text:span></text:p>
      <text:p text:style-name="Preformatted_20_Text"><text:span text:style-name="Source_20_Text">cd /opt/GSM/libosmocore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apt install -y libortp-dev</text:span></text:p>
      <text:p text:style-name="Preformatted_20_Text"><text:span text:style-name="Source_20_Text">git clone https://github.com/osmocom/libosmo-abis</text:span></text:p>
      <text:p text:style-name="Preformatted_20_Text"><text:span text:style-name="Source_20_Text">cd /opt/GSM/libosmo-abis</text:span></text:p>
      <text:p text:style-name="Preformatted_20_Text"><text:span text:style-name="Source_20_Text">autoreconf -fi &amp;&amp; ./configure –disable-dahdi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libosmo-netif</text:span></text:p>
      <text:p text:style-name="Preformatted_20_Text"><text:span text:style-name="Source_20_Text">cd /opt/GSM/libosmo-netif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hlr</text:span></text:p>
      <text:p text:style-name="Preformatted_20_Text"><text:span text:style-name="Source_20_Text">apt install -y libsqlite3-dev</text:span></text:p>
      <text:p text:style-name="Preformatted_20_Text"><text:span text:style-name="Source_20_Text">cd /opt/GSM/osmo-hlr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mgw</text:span></text:p>
      <text:p text:style-name="Preformatted_20_Text"><text:span text:style-name="Source_20_Text">cd /opt/GSM/osmo-mgw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git://git.osmocom.org/libgtpnl.git</text:span></text:p>
      <text:p text:style-name="Preformatted_20_Text"><text:span text:style-name="Source_20_Text">cd /opt/GSM/libgtpnl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libosmo-sccp</text:span></text:p>
      <text:p text:style-name="Preformatted_20_Text"><text:span text:style-name="Source_20_Text">cd /opt/GSM/libosmo-sccp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ggsn</text:span></text:p>
      <text:p text:style-name="Preformatted_20_Text"><text:span text:style-name="Source_20_Text">cd /opt/GSM/osmo-ggsn</text:span></text:p>
      <text:p text:style-name="Preformatted_20_Text"><text:span text:style-name="Source_20_Text">autoreconf -fi &amp;&amp; ./configure –enable-gtp-linux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apt install -y libc-ares-dev</text:span></text:p>
      <text:p text:style-name="Preformatted_20_Text"><text:span text:style-name="Source_20_Text">git clone https://github.com/osmocom/osmo-sgsn</text:span></text:p>
      <text:p text:style-name="Preformatted_20_Text"><text:span text:style-name="Source_20_Text">cd /opt/GSM/osmo-sgsn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msc</text:span></text:p>
      <text:p text:style-name="Preformatted_20_Text"><text:soft-page-break/><text:span text:style-name="Source_20_Text">apt install -y libdbi-dev</text:span></text:p>
      <text:p text:style-name="Preformatted_20_Text"><text:span text:style-name="Source_20_Text">cd /opt/GSM/osmo-msc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bsc</text:span></text:p>
      <text:p text:style-name="Preformatted_20_Text"><text:span text:style-name="Source_20_Text">cd /opt/GSM/osmo-bsc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apt install -y libsofia-sip-ua-glib-dev</text:span></text:p>
      <text:p text:style-name="Preformatted_20_Text"><text:span text:style-name="Source_20_Text">git clone https://github.com/osmocom/osmo-sip-connector</text:span></text:p>
      <text:p text:style-name="Preformatted_20_Text"><text:span text:style-name="Source_20_Text">cd /opt/GSM/osmo-sip-connector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trx</text:span></text:p>
      <text:p text:style-name="Preformatted_20_Text"><text:span text:style-name="Source_20_Text">cd /opt/GSM/osmo-trx</text:span></text:p>
      <text:p text:style-name="Preformatted_20_Text"><text:span text:style-name="Source_20_Text">git checkout 1.1.0</text:span></text:p>
      <text:p text:style-name="Preformatted_20_Text"><text:span text:style-name="Source_20_Text">autoreconf -fi &amp;&amp; ./configure –with-lms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git clone https://github.com/osmocom/osmo-bts</text:span></text:p>
      <text:p text:style-name="Preformatted_20_Text"><text:span text:style-name="Source_20_Text">cd /opt/GSM/osmo-bts</text:span></text:p>
      <text:p text:style-name="Preformatted_20_Text"><text:span text:style-name="Source_20_Text">git checkout 1.1.0</text:span></text:p>
      <text:p text:style-name="Preformatted_20_Text"><text:span text:style-name="Source_20_Text">autoreconf -fi &amp;&amp; ./configure –enable-trx &amp;&amp; make -j4 &amp;&amp; make install &amp;&amp; ldconfig</text:span></text:p>
      <text:p text:style-name="Preformatted_20_Text"><text:span text:style-name="Source_20_Text"/></text:p>
      <text:p text:style-name="Preformatted_20_Text"><text:span text:style-name="Source_20_Text">cp -r /usr/local/bin/. /usr/bin</text:span></text:p>
      <text:p text:style-name="Preformatted_20_Text"><text:span text:style-name="Source_20_Text"/></text:p>
      <text:p text:style-name="P1"><text:span text:style-name="Source_20_Text"><text:span text:style-name="T1">FICHIERS DE CONFIGURATION A METTRE DANS /etc/osmocom</text:span></text:span></text:p>
      <text:p text:style-name="P1"><text:span text:style-name="Source_20_Text"/></text:p>
      <text:p text:style-name="P1"><text:span text:style-name="Source_20_Text"><text:span text:style-name="T3">osmo-all.sh</text:span></text:span></text:p>
      <text:p text:style-name="P1"><text:span text:style-name="Source_20_Text"><text:span text:style-name="T2"/></text:span></text:p>
      <table:table table:name="Table20" table:style-name="Table20">
        <table:table-column table:style-name="Table20.A"/>
        <table:table-row table:style-name="TableLine94017734659072">
          <table:table-cell table:style-name="Table20.A1" office:value-type="string">
            <text:p text:style-name="P14"><text:span text:style-name="Source_20_Text">#!/bin/sh</text:span></text:p>
            <text:p text:style-name="P14"><text:span text:style-name="Source_20_Text">cmd="${1:-status}" </text:span></text:p>
            <text:p text:style-name="P14"><text:span text:style-name="Source_20_Text">set -ex</text:span></text:p>
            <text:p text:style-name="P9"><text:span text:style-name="Source_20_Text">systemctl $cmd osmo-hlr osmo-msc osmo-stp osmo-ggsn osmo-sgsn osmo-mgw osmo-bsc osmo-sip-connector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bsc.cfg</text:span></text:span></text:p>
      <text:p text:style-name="P1"><text:span text:style-name="Source_20_Text"><text:span text:style-name="T2"/></text:span></text:p>
      <table:table table:name="Table19" table:style-name="Table19">
        <table:table-column table:style-name="Table19.A"/>
        <table:table-row table:style-name="TableLine94017740424752">
          <table:table-cell table:style-name="Table19.A1" office:value-type="string">
            <text:p text:style-name="P14"><text:span text:style-name="Source_20_Text">! osmo-bsc default configuration</text:span></text:p>
            <text:p text:style-name="P14"><text:span text:style-name="Source_20_Text">! (assumes STP to run on 127.0.0.1 and uses default point codes)</text:span></text:p>
            <text:p text:style-name="P14"><text:span text:style-name="Source_20_Text">!</text:span></text:p>
            <text:p text:style-name="P14"><text:span text:style-name="Source_20_Text">e1_input</text:span></text:p>
            <text:p text:style-name="P14"><text:span text:style-name="Source_20_Text"><text:s/>e1_line 0 driver ipa</text:span></text:p>
            <text:p text:style-name="P14"><text:span text:style-name="Source_20_Text">network</text:span></text:p>
            <text:p text:style-name="P14"><text:span text:style-name="Source_20_Text"><text:s/>network country code 208</text:span></text:p>
            <text:p text:style-name="P14"><text:span text:style-name="Source_20_Text"><text:s/>mobile network code 92</text:span></text:p>
            <text:p text:style-name="P14"><text:span text:style-name="Source_20_Text"><text:s/>encryption a5 0</text:span></text:p>
            <text:p text:style-name="P14"><text:span text:style-name="Source_20_Text"><text:s/>neci 1</text:span></text:p>
            <text:p text:style-name="P14"><text:span text:style-name="Source_20_Text"><text:s/>paging any use tch 0</text:span></text:p>
            <text:p text:style-name="P14"><text:span text:style-name="Source_20_Text"><text:s/>handover 0</text:span></text:p>
            <text:p text:style-name="P14"><text:span text:style-name="Source_20_Text"><text:s/>handover algorithm 1</text:span></text:p>
            <text:p text:style-name="P14"><text:span text:style-name="Source_20_Text"><text:s/>handover1 window rxlev averaging 10</text:span></text:p>
            <text:p text:style-name="P14"><text:span text:style-name="Source_20_Text"><text:s/>handover1 window rxqual averaging 1</text:span></text:p>
            <text:p text:style-name="P14"><text:span text:style-name="Source_20_Text"><text:s/>handover1 window rxlev neighbor averaging 10</text:span></text:p>
            <text:p text:style-name="P14"><text:span text:style-name="Source_20_Text"><text:s/>handover1 power budget interval 6</text:span></text:p>
            <text:p text:style-name="P14"><text:span text:style-name="Source_20_Text"><text:s/>handover1 power budget hysteresis 3</text:span></text:p>
            <text:p text:style-name="P14"><text:span text:style-name="Source_20_Text"><text:s/>handover1 maximum distance 9999</text:span></text:p>
            <text:p text:style-name="P14"><text:soft-page-break/><text:span text:style-name="Source_20_Text"><text:s/>periodic location update 30</text:span></text:p>
            <text:p text:style-name="P14"><text:span text:style-name="Source_20_Text"><text:s/>bts 0</text:span></text:p>
            <text:p text:style-name="P14"><text:span text:style-name="Source_20_Text"><text:s text:c="2"/>type nanobts</text:span></text:p>
            <text:p text:style-name="P14"><text:span text:style-name="Source_20_Text"><text:s text:c="2"/>band DCS1800</text:span></text:p>
            <text:p text:style-name="P14"><text:span text:style-name="Source_20_Text"><text:s text:c="2"/>no system-information unused-send-empty<text:line-break/><text:line-break/></text:span></text:p>
            <text:p text:style-name="P14"><text:span text:style-name="Source_20_Text"><text:s text:c="2"/>cell_identity 6969</text:span></text:p>
            <text:p text:style-name="P14"><text:span text:style-name="Source_20_Text"><text:s text:c="2"/>location_area_code 1</text:span></text:p>
            <text:p text:style-name="P14"><text:span text:style-name="Source_20_Text"><text:s text:c="2"/>base_station_id_code 63</text:span></text:p>
            <text:p text:style-name="P14"><text:span text:style-name="Source_20_Text"><text:s text:c="2"/>ms max power 15</text:span></text:p>
            <text:p text:style-name="P14"><text:span text:style-name="Source_20_Text"><text:s text:c="2"/>cell reselection hysteresis 4</text:span></text:p>
            <text:p text:style-name="P14"><text:span text:style-name="Source_20_Text"><text:s text:c="2"/>rxlev access min 0</text:span></text:p>
            <text:p text:style-name="P14"><text:span text:style-name="Source_20_Text"><text:s text:c="2"/>radio-link-timeout 32</text:span></text:p>
            <text:p text:style-name="P14"><text:span text:style-name="Source_20_Text"><text:s text:c="2"/>channel allocator ascending</text:span></text:p>
            <text:p text:style-name="P14"><text:span text:style-name="Source_20_Text"><text:s text:c="2"/>rach tx integer 9</text:span></text:p>
            <text:p text:style-name="P14"><text:span text:style-name="Source_20_Text"><text:s text:c="2"/>rach max transmission 7</text:span></text:p>
            <text:p text:style-name="P14"><text:span text:style-name="Source_20_Text"><text:s text:c="2"/>channel-description attach 1</text:span></text:p>
            <text:p text:style-name="P14"><text:span text:style-name="Source_20_Text"><text:s text:c="2"/>channel-description bs-pa-mfrms 5</text:span></text:p>
            <text:p text:style-name="P14"><text:span text:style-name="Source_20_Text"><text:s text:c="2"/>channel-description bs-ag-blks-res 1</text:span></text:p>
            <text:p text:style-name="P14"><text:span text:style-name="Source_20_Text"><text:s text:c="2"/>early-classmark-sending forbidden<text:line-break/><text:line-break/></text:span></text:p>
            <text:p text:style-name="P14"><text:span text:style-name="Source_20_Text"><text:s text:c="2"/>ipa unit-id 1801 0</text:span></text:p>
            <text:p text:style-name="P14"><text:span text:style-name="Source_20_Text"><text:s text:c="2"/>oml ipa stream-id 255 line 0</text:span></text:p>
            <text:p text:style-name="P14"><text:span text:style-name="Source_20_Text"><text:s text:c="2"/>codec-support fr</text:span></text:p>
            <text:p text:style-name="P14"><text:span text:style-name="Source_20_Text"><text:s text:c="2"/>gprs mode gprs</text:span></text:p>
            <text:p text:style-name="P14"><text:span text:style-name="Source_20_Text"><text:s text:c="2"/>trx 0</text:span></text:p>
            <text:p text:style-name="P14"><text:span text:style-name="Source_20_Text"><text:s text:c="3"/>rf_locked 0</text:span></text:p>
            <text:p text:style-name="P14"><text:span text:style-name="Source_20_Text"><text:s text:c="3"/>arfcn 871</text:span></text:p>
            <text:p text:style-name="P14"><text:span text:style-name="Source_20_Text"><text:s text:c="3"/>nominal power 23</text:span></text:p>
            <text:p text:style-name="P14"><text:span text:style-name="Source_20_Text"><text:s text:c="3"/>! to use full TRX power, set max_power_red 0</text:span></text:p>
            <text:p text:style-name="P14"><text:span text:style-name="Source_20_Text"><text:s text:c="3"/>max_power_red 20</text:span></text:p>
            <text:p text:style-name="P14"><text:span text:style-name="Source_20_Text"><text:s text:c="3"/>rsl e1 tei 0</text:span></text:p>
            <text:p text:style-name="P14"><text:span text:style-name="Source_20_Text"><text:s text:c="3"/>timeslot 0</text:span></text:p>
            <text:p text:style-name="P14"><text:span text:style-name="Source_20_Text"><text:s text:c="4"/>phys_chan_config CCCH+SDCCH4</text:span></text:p>
            <text:p text:style-name="P14"><text:span text:style-name="Source_20_Text"><text:s text:c="4"/>hopping enabled 0</text:span></text:p>
            <text:p text:style-name="P14"><text:span text:style-name="Source_20_Text"><text:s text:c="3"/>timeslot 1</text:span></text:p>
            <text:p text:style-name="P14"><text:span text:style-name="Source_20_Text"><text:s text:c="4"/>phys_chan_config SDCCH8</text:span></text:p>
            <text:p text:style-name="P14"><text:span text:style-name="Source_20_Text"><text:s text:c="4"/>hopping enabled 0</text:span></text:p>
            <text:p text:style-name="P14"><text:span text:style-name="Source_20_Text"><text:s text:c="3"/>timeslot 2</text:span></text:p>
            <text:p text:style-name="P14"><text:span text:style-name="Source_20_Text"><text:s text:c="4"/>phys_chan_config PDCH</text:span></text:p>
            <text:p text:style-name="P14"><text:span text:style-name="Source_20_Text"><text:s text:c="4"/>hopping enabled 0</text:span></text:p>
            <text:p text:style-name="P14"><text:span text:style-name="Source_20_Text"><text:s text:c="3"/>timeslot 3</text:span></text:p>
            <text:p text:style-name="P14"><text:span text:style-name="Source_20_Text"><text:s text:c="4"/>phys_chan_config TCH/F</text:span></text:p>
            <text:p text:style-name="P14"><text:span text:style-name="Source_20_Text"><text:s text:c="4"/>hopping enabled 0</text:span></text:p>
            <text:p text:style-name="P14"><text:span text:style-name="Source_20_Text"><text:s text:c="3"/>timeslot 4</text:span></text:p>
            <text:p text:style-name="P14"><text:span text:style-name="Source_20_Text"><text:s text:c="4"/>phys_chan_config TCH/F</text:span></text:p>
            <text:p text:style-name="P14"><text:span text:style-name="Source_20_Text"><text:s text:c="4"/>hopping enabled 0</text:span></text:p>
            <text:p text:style-name="P14"><text:span text:style-name="Source_20_Text"><text:s text:c="3"/>timeslot 5</text:span></text:p>
            <text:p text:style-name="P14"><text:span text:style-name="Source_20_Text"><text:s text:c="4"/>phys_chan_config TCH/F</text:span></text:p>
            <text:p text:style-name="P14"><text:span text:style-name="Source_20_Text"><text:s text:c="4"/>hopping enabled 0</text:span></text:p>
            <text:p text:style-name="P14"><text:span text:style-name="Source_20_Text"><text:s text:c="3"/>timeslot 6</text:span></text:p>
            <text:p text:style-name="P14"><text:span text:style-name="Source_20_Text"><text:s text:c="4"/>phys_chan_config TCH/F</text:span></text:p>
            <text:p text:style-name="P14"><text:span text:style-name="Source_20_Text"><text:s text:c="4"/>hopping enabled 0</text:span></text:p>
            <text:p text:style-name="P9"><text:span text:style-name="Source_20_Text"><text:s text:c="3"/>timeslot 7</text:span></text:p>
          </table:table-cell>
        </table:table-row>
      </table:table>
      <text:p text:style-name="P1"><text:span text:style-name="Source_20_Text"/></text:p>
      <text:p text:style-name="P1"><text:span text:style-name="Source_20_Text"><text:line-break/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bts.cfg</text:span></text:span></text:p>
      <text:p text:style-name="P1"><text:span text:style-name="Source_20_Text"><text:span text:style-name="T2"/></text:span></text:p>
      <table:table table:name="Table18" table:style-name="Table18">
        <table:table-column table:style-name="Table18.A"/>
        <text:soft-page-break/>
        <table:table-row table:style-name="TableLine94017708472560">
          <table:table-cell table:style-name="Table18.A1" office:value-type="string">
            <text:p text:style-name="P14"><text:span text:style-name="Source_20_Text">!</text:span></text:p>
            <text:p text:style-name="P14"><text:span text:style-name="Source_20_Text">! OsmoBTS () configuration saved from vty</text:span></text:p>
            <text:p text:style-name="P14"><text:span text:style-name="Source_20_Text">!!</text:span></text:p>
            <text:p text:style-name="P14"><text:span text:style-name="Source_20_Text">!</text:span></text:p>
            <text:p text:style-name="P14"><text:span text:style-name="Source_20_Text">log stderr</text:span></text:p>
            <text:p text:style-name="P14"><text:span text:style-name="Source_20_Text"><text:s/>logging filter all 1</text:span></text:p>
            <text:p text:style-name="P14"><text:span text:style-name="Source_20_Text"><text:s/>logging level all info</text:span></text:p>
            <text:p text:style-name="P14"><text:span text:style-name="Source_20_Text"><text:s/>logging level trx debug</text:span></text:p>
            <text:p text:style-name="P14"><text:span text:style-name="Source_20_Text"><text:s/>logging color 1</text:span></text:p>
            <text:p text:style-name="P14"><text:span text:style-name="Source_20_Text"><text:s/>logging print category 1</text:span></text:p>
            <text:p text:style-name="P14"><text:span text:style-name="Source_20_Text"><text:s/>logging timestamp 1</text:span></text:p>
            <text:p text:style-name="P14"><text:span text:style-name="Source_20_Text"><text:s/>logging print extended-timestamp 1</text:span></text:p>
            <text:p text:style-name="P14"><text:span text:style-name="Source_20_Text"/></text:p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bind 127.0.0.1</text:span></text:p>
            <text:p text:style-name="P14"><text:span text:style-name="Source_20_Text">ctrl</text:span></text:p>
            <text:p text:style-name="P14"><text:span text:style-name="Source_20_Text"><text:s/>bind 127.0.0.1</text:span></text:p>
            <text:p text:style-name="P14"><text:span text:style-name="Source_20_Text">!</text:span></text:p>
            <text:p text:style-name="P14"><text:span text:style-name="Source_20_Text">phy 0</text:span></text:p>
            <text:p text:style-name="P14"><text:span text:style-name="Source_20_Text"><text:s/>instance 0</text:span></text:p>
            <text:p text:style-name="P14"><text:span text:style-name="Source_20_Text"><text:s text:c="3"/>osmotrx rx-gain 25</text:span></text:p>
            <text:p text:style-name="P14"><text:span text:style-name="Source_20_Text"><text:s text:c="3"/>osmotrx tx-attenuation oml</text:span></text:p>
            <text:p text:style-name="P14"><text:span text:style-name="Source_20_Text"><text:s/>osmotrx ip local 127.0.0.1</text:span></text:p>
            <text:p text:style-name="P14"><text:span text:style-name="Source_20_Text"><text:s/>osmotrx ip remote 127.0.0.1</text:span></text:p>
            <text:p text:style-name="P14"><text:span text:style-name="Source_20_Text"/></text:p>
            <text:p text:style-name="P14"><text:span text:style-name="Source_20_Text">bts 0</text:span></text:p>
            <text:p text:style-name="P14"><text:span text:style-name="Source_20_Text"><text:s/>band GSM900</text:span></text:p>
            <text:p text:style-name="P14"><text:span text:style-name="Source_20_Text"><text:s/>ipa unit-id 1801 0</text:span></text:p>
            <text:p text:style-name="P14"><text:span text:style-name="Source_20_Text"><text:s/>pcu-socket /tmp/pcu_bts</text:span></text:p>
            <text:p text:style-name="P14"><text:span text:style-name="Source_20_Text"><text:s/>oml remote-ip 127.0.0.1</text:span></text:p>
            <text:p text:style-name="P14"><text:span text:style-name="Source_20_Text"><text:s/>gsmtap-sapi bcch</text:span></text:p>
            <text:p text:style-name="P14"><text:span text:style-name="Source_20_Text"><text:s/>gsmtap-sapi ccch</text:span></text:p>
            <text:p text:style-name="P14"><text:span text:style-name="Source_20_Text"><text:s/>gsmtap-sapi rach</text:span></text:p>
            <text:p text:style-name="P14"><text:span text:style-name="Source_20_Text"><text:s/>gsmtap-sapi agch</text:span></text:p>
            <text:p text:style-name="P14"><text:span text:style-name="Source_20_Text"><text:s/>gsmtap-sapi pch</text:span></text:p>
            <text:p text:style-name="P14"><text:span text:style-name="Source_20_Text"><text:s/>gsmtap-sapi sdcch</text:span></text:p>
            <text:p text:style-name="P14"><text:span text:style-name="Source_20_Text"><text:s/>gsmtap-sapi tch/f</text:span></text:p>
            <text:p text:style-name="P14"><text:span text:style-name="Source_20_Text"><text:s/>gsmtap-sapi tch/h</text:span></text:p>
            <text:p text:style-name="P14"><text:span text:style-name="Source_20_Text"><text:s/>gsmtap-sapi pacch</text:span></text:p>
            <text:p text:style-name="P14"><text:span text:style-name="Source_20_Text"><text:s/>gsmtap-sapi pdtch</text:span></text:p>
            <text:p text:style-name="P14"><text:span text:style-name="Source_20_Text"><text:s/>gsmtap-sapi ptcch</text:span></text:p>
            <text:p text:style-name="P14"><text:span text:style-name="Source_20_Text"><text:s/>gsmtap-sapi cbch</text:span></text:p>
            <text:p text:style-name="P14"><text:span text:style-name="Source_20_Text"><text:s/>gsmtap-sapi sacch</text:span></text:p>
            <text:p text:style-name="P14"><text:span text:style-name="Source_20_Text"><text:s/>trx 0</text:span></text:p>
            <text:p text:style-name="P9"><text:span text:style-name="Source_20_Text"><text:s text:c="2"/>phy 0 instance 0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ggsn.cfg</text:span></text:span></text:p>
      <text:p text:style-name="P1"><text:span text:style-name="Source_20_Text"><text:span text:style-name="T2"/></text:span></text:p>
      <table:table table:name="Table17" table:style-name="Table17">
        <table:table-column table:style-name="Table17.A"/>
        <table:table-row table:style-name="TableLine94017741424816">
          <table:table-cell table:style-name="Table17.A1" office:value-type="string">
            <text:p text:style-name="P14"><text:span text:style-name="Source_20_Text">!</text:span></text:p>
            <text:p text:style-name="P14"><text:span text:style-name="Source_20_Text">! OpenGGSN (0.94.1-adac) configuration saved from vty</text:span></text:p>
            <text:p text:style-name="P14"><text:span text:style-name="Source_20_Text">!!</text:span></text:p>
            <text:p text:style-name="P14"><text:span text:style-name="Source_20_Text">!</text:span></text:p>
            <text:p text:style-name="P14"><text:span text:style-name="Source_20_Text">log stderr</text:span></text:p>
            <text:p text:style-name="P14"><text:span text:style-name="Source_20_Text"><text:s/>logging filter all 1</text:span></text:p>
            <text:p text:style-name="P14"><text:span text:style-name="Source_20_Text"><text:s/>logging color 1</text:span></text:p>
            <text:p text:style-name="P14"><text:span text:style-name="Source_20_Text"><text:s/>logging print category 0</text:span></text:p>
            <text:p text:style-name="P14"><text:span text:style-name="Source_20_Text"><text:s/>logging timestamp 0</text:span></text:p>
            <text:p text:style-name="P14"><text:span text:style-name="Source_20_Text"><text:s/>logging level ip info</text:span></text:p>
            <text:p text:style-name="P14"><text:span text:style-name="Source_20_Text"><text:s/>logging level tun info</text:span></text:p>
            <text:p text:style-name="P14"><text:soft-page-break/><text:span text:style-name="Source_20_Text"><text:s/>logging level ggsn info</text:span></text:p>
            <text:p text:style-name="P14"><text:span text:style-name="Source_20_Text"><text:s/>logging level sgsn notice</text:span></text:p>
            <text:p text:style-name="P14"><text:span text:style-name="Source_20_Text"><text:s/>logging level icmp6 notice</text:span></text:p>
            <text:p text:style-name="P14"><text:span text:style-name="Source_20_Text"><text:s/>logging level lglobal notice</text:span></text:p>
            <text:p text:style-name="P14"><text:span text:style-name="Source_20_Text"><text:s/>logging level llapd notice</text:span></text:p>
            <text:p text:style-name="P14"><text:span text:style-name="Source_20_Text"><text:s/>logging level linp notice</text:span></text:p>
            <text:p text:style-name="P14"><text:span text:style-name="Source_20_Text"><text:s/>logging level lmux notice</text:span></text:p>
            <text:p text:style-name="P14"><text:span text:style-name="Source_20_Text"><text:s/>logging level lmi notice</text:span></text:p>
            <text:p text:style-name="P14"><text:span text:style-name="Source_20_Text"><text:s/>logging level lmib notice</text:span></text:p>
            <text:p text:style-name="P14"><text:span text:style-name="Source_20_Text"><text:s/>logging level lsms notice</text:span></text:p>
            <text:p text:style-name="P14"><text:span text:style-name="Source_20_Text"><text:s/>logging level lctrl notice</text:span></text:p>
            <text:p text:style-name="P14"><text:span text:style-name="Source_20_Text"><text:s/>logging level lgtp info</text:span></text:p>
            <text:p text:style-name="P14"><text:span text:style-name="Source_20_Text"><text:s/>logging level lstats notice</text:span></text:p>
            <text:p text:style-name="P14"><text:span text:style-name="Source_20_Text"><text:s/>logging level lgsup notice</text:span></text:p>
            <text:p text:style-name="P14"><text:span text:style-name="Source_20_Text"><text:s/>logging level loap notice</text:span></text:p>
            <text:p text:style-name="P14"><text:span text:style-name="Source_20_Text"><text:s/>logging level lss7 notice</text:span></text:p>
            <text:p text:style-name="P14"><text:span text:style-name="Source_20_Text"><text:s/>logging level lsccp notice</text:span></text:p>
            <text:p text:style-name="P14"><text:span text:style-name="Source_20_Text"><text:s/>logging level lsua notice</text:span></text:p>
            <text:p text:style-name="P14"><text:span text:style-name="Source_20_Text"><text:s/>logging level lm3ua notice</text:span></text:p>
            <text:p text:style-name="P14"><text:span text:style-name="Source_20_Text"><text:s/>logging level lmgcp notice</text:span></text:p>
            <text:p text:style-name="P14"><text:span text:style-name="Source_20_Text">!</text:span></text:p>
            <text:p text:style-name="P14"><text:span text:style-name="Source_20_Text">stats interval 5</text:span></text:p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no login</text:span></text:p>
            <text:p text:style-name="P14"><text:span text:style-name="Source_20_Text">!</text:span></text:p>
            <text:p text:style-name="P14"><text:span text:style-name="Source_20_Text">ggsn ggsn0</text:span></text:p>
            <text:p text:style-name="P14"><text:span text:style-name="Source_20_Text"><text:s/>gtp state-dir /tmp</text:span></text:p>
            <text:p text:style-name="P14"><text:span text:style-name="Source_20_Text"><text:s/>gtp bind-ip 127.0.0.2</text:span></text:p>
            <text:p text:style-name="P14"><text:span text:style-name="Source_20_Text"><text:s/>apn internet</text:span></text:p>
            <text:p text:style-name="P14"><text:span text:style-name="Source_20_Text"><text:s text:c="2"/>gtpu-mode tun</text:span></text:p>
            <text:p text:style-name="P14"><text:span text:style-name="Source_20_Text"><text:s text:c="2"/>tun-device tun4</text:span></text:p>
            <text:p text:style-name="P14"><text:span text:style-name="Source_20_Text"><text:s text:c="2"/>type-support v4</text:span></text:p>
            <text:p text:style-name="P14"><text:span text:style-name="Source_20_Text"><text:s text:c="2"/>ip prefix dynamic 172.16.222.0/24</text:span></text:p>
            <text:p text:style-name="P14"><text:span text:style-name="Source_20_Text"><text:s text:c="2"/>ip dns 0 8.8.8.8</text:span></text:p>
            <text:p text:style-name="P14"><text:span text:style-name="Source_20_Text"><text:s text:c="2"/>ip dns 1 8.8.4.4</text:span></text:p>
            <text:p text:style-name="P14"><text:span text:style-name="Source_20_Text"><text:s text:c="2"/>ip ifconfig 172.16.222.0/24</text:span></text:p>
            <text:p text:style-name="P14"><text:span text:style-name="Source_20_Text"><text:s text:c="2"/>no shutdown</text:span></text:p>
            <text:p text:style-name="P14"><text:span text:style-name="Source_20_Text"><text:s/>apn inet6</text:span></text:p>
            <text:p text:style-name="P14"><text:span text:style-name="Source_20_Text"><text:s text:c="2"/>gtpu-mode tun</text:span></text:p>
            <text:p text:style-name="P14"><text:span text:style-name="Source_20_Text"><text:s text:c="2"/>tun-device tun6</text:span></text:p>
            <text:p text:style-name="P14"><text:span text:style-name="Source_20_Text"><text:s text:c="2"/>type-support v6</text:span></text:p>
            <text:p text:style-name="P14"><text:span text:style-name="Source_20_Text"><text:s text:c="2"/>ipv6 prefix dynamic 2001:780:44:2000:0:0:0:0/56</text:span></text:p>
            <text:p text:style-name="P14"><text:span text:style-name="Source_20_Text"><text:s text:c="2"/>ipv6 dns 0 2001:4860:4860::8888</text:span></text:p>
            <text:p text:style-name="P14"><text:span text:style-name="Source_20_Text"><text:s text:c="2"/>ipv6 dns 1 2001:4860:4860::8844</text:span></text:p>
            <text:p text:style-name="P14"><text:span text:style-name="Source_20_Text"><text:s text:c="2"/>ipv6 ifconfig 2001:780:44:2000:0:0:0:0/56</text:span></text:p>
            <text:p text:style-name="P14"><text:span text:style-name="Source_20_Text"><text:s text:c="2"/>no shutdown</text:span></text:p>
            <text:p text:style-name="P14"><text:span text:style-name="Source_20_Text"><text:s/>apn inet46</text:span></text:p>
            <text:p text:style-name="P14"><text:span text:style-name="Source_20_Text"><text:s text:c="2"/>gtpu-mode tun</text:span></text:p>
            <text:p text:style-name="P14"><text:span text:style-name="Source_20_Text"><text:s text:c="2"/>tun-device tun46</text:span></text:p>
            <text:p text:style-name="P14"><text:span text:style-name="Source_20_Text"><text:s text:c="2"/>type-support v4v6</text:span></text:p>
            <text:p text:style-name="P14"><text:span text:style-name="Source_20_Text"><text:s text:c="2"/>ip prefix dynamic 172.16.46.0/24</text:span></text:p>
            <text:p text:style-name="P14"><text:span text:style-name="Source_20_Text"><text:s text:c="2"/>ip dns 0 8.8.8.8</text:span></text:p>
            <text:p text:style-name="P14"><text:span text:style-name="Source_20_Text"><text:s text:c="2"/>ip dns 1 8.8.4.4</text:span></text:p>
            <text:p text:style-name="P14"><text:span text:style-name="Source_20_Text"><text:s text:c="2"/>ip ifconfig 172.16.46.0/24</text:span></text:p>
            <text:p text:style-name="P14"><text:span text:style-name="Source_20_Text"><text:s text:c="2"/>ipv6 prefix dynamic 2001:780:44:2100:0:0:0:0/56</text:span></text:p>
            <text:p text:style-name="P14"><text:span text:style-name="Source_20_Text"><text:s text:c="2"/>ipv6 dns 0 2001:4860:4860::8888</text:span></text:p>
            <text:p text:style-name="P14"><text:span text:style-name="Source_20_Text"><text:s text:c="2"/>ipv6 dns 1 2001:4860:4860::8844</text:span></text:p>
            <text:p text:style-name="P14"><text:span text:style-name="Source_20_Text"><text:s text:c="2"/>ipv6 ifconfig 2001:780:44:2100:0:0:0:0/56</text:span></text:p>
            <text:p text:style-name="P14"><text:span text:style-name="Source_20_Text"><text:s text:c="2"/>no shutdown</text:span></text:p>
            <text:p text:style-name="P9"><text:span text:style-name="Source_20_Text"><text:s/>default-apn internet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><text:span text:style-name="T2"/></text:span></text:p>
      <text:p text:style-name="P1"><text:span text:style-name="Source_20_Text"><text:span text:style-name="T3">osmo-hlr.cfg</text:span></text:span></text:p>
      <text:p text:style-name="P1"><text:span text:style-name="Source_20_Text"/></text:p>
      <table:table table:name="Table16" table:style-name="Table16">
        <table:table-column table:style-name="Table16.A"/>
        <table:table-row table:style-name="TableLine94017740000512">
          <table:table-cell table:style-name="Table16.A1" office:value-type="string">
            <text:p text:style-name="P14"><text:span text:style-name="Source_20_Text">!</text:span></text:p>
            <text:p text:style-name="P14"><text:span text:style-name="Source_20_Text">! OsmoHLR example configuration</text:span></text:p>
            <text:p text:style-name="P14"><text:span text:style-name="Source_20_Text">!</text:span></text:p>
            <text:p text:style-name="P14"><text:span text:style-name="Source_20_Text">log stderr</text:span></text:p>
            <text:p text:style-name="P14"><text:span text:style-name="Source_20_Text"><text:s/>logging filter all 1</text:span></text:p>
            <text:p text:style-name="P14"><text:span text:style-name="Source_20_Text"><text:s/>logging color 1</text:span></text:p>
            <text:p text:style-name="P14"><text:span text:style-name="Source_20_Text"><text:s/>logging print category 1</text:span></text:p>
            <text:p text:style-name="P14"><text:span text:style-name="Source_20_Text"><text:s/>logging print category-hex 0</text:span></text:p>
            <text:p text:style-name="P14"><text:span text:style-name="Source_20_Text"><text:s/>logging print level 1</text:span></text:p>
            <text:p text:style-name="P14"><text:span text:style-name="Source_20_Text"><text:s/>logging print file basename last</text:span></text:p>
            <text:p text:style-name="P14"><text:span text:style-name="Source_20_Text"><text:s/>logging print extended-timestamp 1</text:span></text:p>
            <text:p text:style-name="P14"><text:span text:style-name="Source_20_Text"><text:s/>logging level main notice</text:span></text:p>
            <text:p text:style-name="P14"><text:span text:style-name="Source_20_Text"><text:s/>logging level db notice</text:span></text:p>
            <text:p text:style-name="P14"><text:span text:style-name="Source_20_Text"><text:s/>logging level auc notice</text:span></text:p>
            <text:p text:style-name="P14"><text:span text:style-name="Source_20_Text"><text:s/>logging level ss notice</text:span></text:p>
            <text:p text:style-name="P14"><text:span text:style-name="Source_20_Text"><text:s/>logging level linp error</text:span></text:p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bind 127.0.0.1</text:span></text:p>
            <text:p text:style-name="P14"><text:span text:style-name="Source_20_Text">ctrl</text:span></text:p>
            <text:p text:style-name="P14"><text:span text:style-name="Source_20_Text"><text:s/>bind 127.0.0.1</text:span></text:p>
            <text:p text:style-name="P14"><text:span text:style-name="Source_20_Text">hlr</text:span></text:p>
            <text:p text:style-name="P14"><text:span text:style-name="Source_20_Text"><text:s/>gsup</text:span></text:p>
            <text:p text:style-name="P14"><text:span text:style-name="Source_20_Text"><text:s text:c="2"/>bind ip 127.0.0.1</text:span></text:p>
            <text:p text:style-name="P14"><text:span text:style-name="Source_20_Text"><text:s/>ussd route prefix *#100# internal own-msisdn</text:span></text:p>
            <text:p text:style-name="P14"><text:span text:style-name="Source_20_Text"><text:s/>ussd route prefix *#101# internal own-imsi</text:span></text:p>
            <text:p text:style-name="P9"><text:span text:style-name="Source_20_Text"><text:s/>subscriber-create-on-demand 5 cs+ps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mgw.cfg</text:span></text:span></text:p>
      <text:p text:style-name="P1"><text:span text:style-name="Source_20_Text"><text:span text:style-name="T2"/></text:span></text:p>
      <table:table table:name="Table15" table:style-name="Table15">
        <table:table-column table:style-name="Table15.A"/>
        <table:table-row table:style-name="TableLine94017726046048">
          <table:table-cell table:style-name="Table15.A1" office:value-type="string">
            <text:p text:style-name="P14"><text:span text:style-name="Source_20_Text">!</text:span></text:p>
            <text:p text:style-name="P14"><text:span text:style-name="Source_20_Text">! MGCP configuration example</text:span></text:p>
            <text:p text:style-name="P14"><text:span text:style-name="Source_20_Text">!</text:span></text:p>
            <text:p text:style-name="P14"><text:span text:style-name="Source_20_Text">mgcp</text:span></text:p>
            <text:p text:style-name="P14"><text:span text:style-name="Source_20_Text"><text:s text:c="2"/>bind ip 127.0.0.1</text:span></text:p>
            <text:p text:style-name="P14"><text:span text:style-name="Source_20_Text"><text:s text:c="2"/>rtp port-range 4002 16001</text:span></text:p>
            <text:p text:style-name="P14"><text:span text:style-name="Source_20_Text"><text:s text:c="2"/>rtp bind-ip 127.0.0.1</text:span></text:p>
            <text:p text:style-name="P14"><text:span text:style-name="Source_20_Text"><text:s text:c="2"/>rtp ip-probing</text:span></text:p>
            <text:p text:style-name="P14"><text:span text:style-name="Source_20_Text"><text:s text:c="2"/>rtp ip-tos 184</text:span></text:p>
            <text:p text:style-name="P14"><text:span text:style-name="Source_20_Text"><text:s text:c="2"/>bind port 2427</text:span></text:p>
            <text:p text:style-name="P14"><text:span text:style-name="Source_20_Text"><text:s text:c="2"/>sdp audio payload number 98</text:span></text:p>
            <text:p text:style-name="P14"><text:span text:style-name="Source_20_Text"><text:s text:c="2"/>sdp audio payload name GSM</text:span></text:p>
            <text:p text:style-name="P14"><text:span text:style-name="Source_20_Text"><text:s text:c="2"/>number endpoints 512</text:span></text:p>
            <text:p text:style-name="P14"><text:span text:style-name="Source_20_Text"><text:s text:c="2"/>loop 0</text:span></text:p>
            <text:p text:style-name="P14"><text:span text:style-name="Source_20_Text"><text:s text:c="2"/>force-realloc 1</text:span></text:p>
            <text:p text:style-name="P14"><text:span text:style-name="Source_20_Text"><text:s text:c="2"/>rtcp-omit</text:span></text:p>
            <text:p text:style-name="P14"><text:span text:style-name="Source_20_Text"><text:s text:c="2"/>rtp-patch ssrc</text:span></text:p>
            <text:p text:style-name="P14"><text:span text:style-name="Source_20_Text"><text:s text:c="2"/>rtp-patch timestamp</text:span></text:p>
            <text:p text:style-name="P14"><text:span text:style-name="Source_20_Text">mgcp</text:span></text:p>
            <text:p text:style-name="P14"><text:span text:style-name="Source_20_Text"><text:s/>bind ip 127.0.0.1</text:span></text:p>
            <text:p text:style-name="P14"><text:span text:style-name="Source_20_Text">line vty</text:span></text:p>
            <text:p text:style-name="P14"><text:span text:style-name="Source_20_Text"><text:s/>bind 127.0.0.1</text:span></text:p>
            <text:p text:style-name="P14"><text:span text:style-name="Source_20_Text"/></text:p>
            <text:p text:style-name="P14"><text:span text:style-name="Source_20_Text">!! For another osmo-mgw instance on the same machine:</text:span></text:p>
            <text:p text:style-name="P14"><text:span text:style-name="Source_20_Text">!</text:span></text:p>
            <text:p text:style-name="P14"><text:span text:style-name="Source_20_Text">!mgcp</text:span></text:p>
            <text:p text:style-name="P14"><text:span text:style-name="Source_20_Text">! bind ip 127.0.0.1</text:span></text:p>
            <text:p text:style-name="P14"><text:span text:style-name="Source_20_Text">! # default port is 2427, choosing another one:</text:span></text:p>
            <text:p text:style-name="P14"><text:span text:style-name="Source_20_Text">! bind port 12427</text:span></text:p>
            <text:p text:style-name="P14"><text:soft-page-break/><text:span text:style-name="Source_20_Text">!line vty</text:span></text:p>
            <text:p text:style-name="P14"><text:span text:style-name="Source_20_Text">! # Bind to another address:</text:span></text:p>
            <text:p text:style-name="P14"><text:span text:style-name="Source_20_Text">! bind 127.0.0.2</text:span></text:p>
            <text:p text:style-name="P9"><text:span text:style-name="Source_20_Text"/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msc.cfg</text:span></text:span></text:p>
      <text:p text:style-name="P1"><text:span text:style-name="Source_20_Text"><text:span text:style-name="T2"/></text:span></text:p>
      <table:table table:name="Table14" table:style-name="Table14">
        <table:table-column table:style-name="Table14.A"/>
        <table:table-row table:style-name="TableLine94017739975664">
          <table:table-cell table:style-name="Table14.A1" office:value-type="string">
            <text:p text:style-name="P14"><text:span text:style-name="Source_20_Text">!</text:span></text:p>
            <text:p text:style-name="P14"><text:span text:style-name="Source_20_Text">! OsmoMSC configuration saved from vty</text:span></text:p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no login</text:span></text:p>
            <text:p text:style-name="P14"><text:span text:style-name="Source_20_Text">!</text:span></text:p>
            <text:p text:style-name="P14"><text:span text:style-name="Source_20_Text">network</text:span></text:p>
            <text:p text:style-name="P14"><text:span text:style-name="Source_20_Text"><text:s/>network country code 208</text:span></text:p>
            <text:p text:style-name="P14"><text:span text:style-name="Source_20_Text"><text:s/>mobile network code 92</text:span></text:p>
            <text:p text:style-name="P14"><text:span text:style-name="Source_20_Text"><text:s/>short name OsmoMSC</text:span></text:p>
            <text:p text:style-name="P14"><text:span text:style-name="Source_20_Text"><text:s/>long name OsmoMSC</text:span></text:p>
            <text:p text:style-name="P14"><text:span text:style-name="Source_20_Text"><text:s/>encryption a5 0</text:span></text:p>
            <text:p text:style-name="P14"><text:span text:style-name="Source_20_Text"><text:s/>rrlp mode none</text:span></text:p>
            <text:p text:style-name="P14"><text:span text:style-name="Source_20_Text"><text:s/>mm info 1</text:span></text:p>
            <text:p text:style-name="P14"><text:span text:style-name="Source_20_Text">msc</text:span></text:p>
            <text:p text:style-name="P14"><text:span text:style-name="Source_20_Text"><text:s/>mgw remote-ip 127.0.0.1</text:span></text:p>
            <text:p text:style-name="P14"><text:span text:style-name="Source_20_Text"><text:s/>mgw remote-port 2427</text:span></text:p>
            <text:p text:style-name="P14"><text:span text:style-name="Source_20_Text"><text:s/>mgw local-port 2728</text:span></text:p>
            <text:p text:style-name="P9"><text:span text:style-name="Source_20_Text"><text:s/>assign-tmsi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sgsn.cfg</text:span></text:span></text:p>
      <text:p text:style-name="P1"><text:span text:style-name="Source_20_Text"><text:span text:style-name="T2"/></text:span></text:p>
      <table:table table:name="Table13" table:style-name="Table13">
        <table:table-column table:style-name="Table13.A"/>
        <table:table-row table:style-name="TableLine94017740556528">
          <table:table-cell table:style-name="Table13.A1" office:value-type="string">
            <text:p text:style-name="P14"><text:span text:style-name="Source_20_Text">!</text:span></text:p>
            <text:p text:style-name="P14"><text:span text:style-name="Source_20_Text">! Osmocom SGSN configuration</text:span></text:p>
            <text:p text:style-name="P14"><text:span text:style-name="Source_20_Text">!</text:span></text:p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no login</text:span></text:p>
            <text:p text:style-name="P14"><text:span text:style-name="Source_20_Text">!</text:span></text:p>
            <text:p text:style-name="P14"><text:span text:style-name="Source_20_Text">sgsn</text:span></text:p>
            <text:p text:style-name="P14"><text:span text:style-name="Source_20_Text"><text:s/>gtp local-ip 127.0.0.1</text:span></text:p>
            <text:p text:style-name="P14"><text:span text:style-name="Source_20_Text"><text:s/>ggsn 0 remote-ip 127.0.0.2</text:span></text:p>
            <text:p text:style-name="P14"><text:span text:style-name="Source_20_Text"><text:s/>ggsn 0 gtp-version 1</text:span></text:p>
            <text:p text:style-name="P14"><text:span text:style-name="Source_20_Text"><text:s/>ggsn 0 echo-interval 60</text:span></text:p>
            <text:p text:style-name="P14"><text:span text:style-name="Source_20_Text"><text:s/>authentication required</text:span></text:p>
            <text:p text:style-name="P14"><text:span text:style-name="Source_20_Text"><text:s/>auth-policy remote</text:span></text:p>
            <text:p text:style-name="P14"><text:span text:style-name="Source_20_Text"><text:s/>gsup remote-ip 127.0.0.1</text:span></text:p>
            <text:p text:style-name="P14"><text:span text:style-name="Source_20_Text"><text:s/>gsup remote-port 4222</text:span></text:p>
            <text:p text:style-name="P14"><text:span text:style-name="Source_20_Text">!</text:span></text:p>
            <text:p text:style-name="P14"><text:span text:style-name="Source_20_Text">ns</text:span></text:p>
            <text:p text:style-name="P14"><text:span text:style-name="Source_20_Text"><text:s/>timer tns-block 3</text:span></text:p>
            <text:p text:style-name="P14"><text:span text:style-name="Source_20_Text"><text:s/>timer tns-block-retries 3</text:span></text:p>
            <text:p text:style-name="P14"><text:span text:style-name="Source_20_Text"><text:s/>timer tns-reset 3</text:span></text:p>
            <text:p text:style-name="P14"><text:span text:style-name="Source_20_Text"><text:s/>timer tns-reset-retries 3</text:span></text:p>
            <text:p text:style-name="P14"><text:span text:style-name="Source_20_Text"><text:s/>timer tns-test 30</text:span></text:p>
            <text:p text:style-name="P14"><text:span text:style-name="Source_20_Text"><text:s/>timer tns-alive 3</text:span></text:p>
            <text:p text:style-name="P14"><text:span text:style-name="Source_20_Text"><text:s/>timer tns-alive-retries 10</text:span></text:p>
            <text:p text:style-name="P14"><text:span text:style-name="Source_20_Text"><text:s/>bind udp local</text:span></text:p>
            <text:p text:style-name="P14"><text:span text:style-name="Source_20_Text"><text:s text:c="2"/>listen 127.0.0.1 23000</text:span></text:p>
            <text:p text:style-name="P14"><text:span text:style-name="Source_20_Text"><text:s text:c="2"/>accept-ipaccess</text:span></text:p>
            <text:p text:style-name="P14"><text:span text:style-name="Source_20_Text">!</text:span></text:p>
            <text:p text:style-name="P14"><text:soft-page-break/><text:span text:style-name="Source_20_Text">bssgp</text:span></text:p>
            <text:p text:style-name="P9"><text:span text:style-name="Source_20_Text">!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sip-connector.cfg</text:span></text:span></text:p>
      <text:p text:style-name="P1"><text:span text:style-name="Source_20_Text"/></text:p>
      <table:table table:name="Table12" table:style-name="Table12">
        <table:table-column table:style-name="Table12.A"/>
        <table:table-row table:style-name="TableLine94017740257152">
          <table:table-cell table:style-name="Table12.A1" office:value-type="string">
            <text:p text:style-name="P14"><text:span text:style-name="Source_20_Text">!</text:span></text:p>
            <text:p text:style-name="P14"><text:span text:style-name="Source_20_Text">! OsmoSIPcon (1.5.0) configuration saved from vty</text:span></text:p>
            <text:p text:style-name="P14"><text:span text:style-name="Source_20_Text">!!</text:span></text:p>
            <text:p text:style-name="P14"><text:span text:style-name="Source_20_Text">!</text:span></text:p>
            <text:p text:style-name="P14"><text:span text:style-name="Source_20_Text">log stderr</text:span></text:p>
            <text:p text:style-name="P14"><text:span text:style-name="Source_20_Text"><text:s/>logging filter all 1</text:span></text:p>
            <text:p text:style-name="P14"><text:span text:style-name="Source_20_Text"><text:s/>logging color 1</text:span></text:p>
            <text:p text:style-name="P14"><text:span text:style-name="Source_20_Text"><text:s/>logging print category-hex 1</text:span></text:p>
            <text:p text:style-name="P14"><text:span text:style-name="Source_20_Text"><text:s/>logging print category 0</text:span></text:p>
            <text:p text:style-name="P14"><text:span text:style-name="Source_20_Text"><text:s/>logging print thread-id 0</text:span></text:p>
            <text:p text:style-name="P14"><text:span text:style-name="Source_20_Text"><text:s/>logging timestamp 0</text:span></text:p>
            <text:p text:style-name="P14"><text:span text:style-name="Source_20_Text"><text:s/>logging print file 1</text:span></text:p>
            <text:p text:style-name="P14"><text:span text:style-name="Source_20_Text"><text:s/>logging level sip notice</text:span></text:p>
            <text:p text:style-name="P14"><text:span text:style-name="Source_20_Text"><text:s/>logging level mncc notice</text:span></text:p>
            <text:p text:style-name="P14"><text:span text:style-name="Source_20_Text"><text:s/>logging level app notice</text:span></text:p>
            <text:p text:style-name="P14"><text:span text:style-name="Source_20_Text"><text:s/>logging level call notice</text:span></text:p>
            <text:p text:style-name="P14"><text:span text:style-name="Source_20_Text"><text:s/>logging level lglobal notice</text:span></text:p>
            <text:p text:style-name="P14"><text:span text:style-name="Source_20_Text"><text:s/>logging level llapd notice</text:span></text:p>
            <text:p text:style-name="P14"><text:span text:style-name="Source_20_Text"><text:s/>logging level linp notice</text:span></text:p>
            <text:p text:style-name="P14"><text:span text:style-name="Source_20_Text"><text:s/>logging level lmux notice</text:span></text:p>
            <text:p text:style-name="P14"><text:span text:style-name="Source_20_Text"><text:s/>logging level lmi notice</text:span></text:p>
            <text:p text:style-name="P14"><text:span text:style-name="Source_20_Text"><text:s/>logging level lmib notice</text:span></text:p>
            <text:p text:style-name="P14"><text:span text:style-name="Source_20_Text"><text:s/>logging level lsms notice</text:span></text:p>
            <text:p text:style-name="P14"><text:span text:style-name="Source_20_Text"><text:s/>logging level lctrl notice</text:span></text:p>
            <text:p text:style-name="P14"><text:span text:style-name="Source_20_Text"><text:s/>logging level lgtp notice</text:span></text:p>
            <text:p text:style-name="P14"><text:span text:style-name="Source_20_Text"><text:s/>logging level lstats notice</text:span></text:p>
            <text:p text:style-name="P14"><text:span text:style-name="Source_20_Text"><text:s/>logging level lgsup notice</text:span></text:p>
            <text:p text:style-name="P14"><text:span text:style-name="Source_20_Text"><text:s/>logging level loap notice</text:span></text:p>
            <text:p text:style-name="P14"><text:span text:style-name="Source_20_Text"><text:s/>logging level lss7 notice</text:span></text:p>
            <text:p text:style-name="P14"><text:span text:style-name="Source_20_Text"><text:s/>logging level lsccp notice</text:span></text:p>
            <text:p text:style-name="P14"><text:span text:style-name="Source_20_Text"><text:s/>logging level lsua notice</text:span></text:p>
            <text:p text:style-name="P14"><text:span text:style-name="Source_20_Text"><text:s/>logging level lm3ua notice</text:span></text:p>
            <text:p text:style-name="P14"><text:span text:style-name="Source_20_Text"><text:s/>logging level lmgcp notice</text:span></text:p>
            <text:p text:style-name="P14"><text:span text:style-name="Source_20_Text"><text:s/>logging level ljibuf notice</text:span></text:p>
            <text:p text:style-name="P14"><text:span text:style-name="Source_20_Text"><text:s/>logging level lrspro notice</text:span></text:p>
            <text:p text:style-name="P14"><text:span text:style-name="Source_20_Text"><text:s/>logging level lns notice</text:span></text:p>
            <text:p text:style-name="P14"><text:span text:style-name="Source_20_Text"><text:s/>logging level lbssgp notice</text:span></text:p>
            <text:p text:style-name="P14"><text:span text:style-name="Source_20_Text">!</text:span></text:p>
            <text:p text:style-name="P14"><text:span text:style-name="Source_20_Text">stats interval 5</text:span></text:p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no login</text:span></text:p>
            <text:p text:style-name="P14"><text:span text:style-name="Source_20_Text">!</text:span></text:p>
            <text:p text:style-name="P14"><text:span text:style-name="Source_20_Text">sip</text:span></text:p>
            <text:p text:style-name="P14"><text:span text:style-name="Source_20_Text"><text:s/>local 127.0.0.1 5069</text:span></text:p>
            <text:p text:style-name="P14"><text:span text:style-name="Source_20_Text"><text:s/>remote 127.0.0.1 5060</text:span></text:p>
            <text:p text:style-name="P14"><text:span text:style-name="Source_20_Text"><text:s/>sofia-sip log-level 2</text:span></text:p>
            <text:p text:style-name="P14"><text:span text:style-name="Source_20_Text">mncc</text:span></text:p>
            <text:p text:style-name="P14"><text:span text:style-name="Source_20_Text"><text:s/>socket-path /tmp/msc_mncc</text:span></text:p>
            <text:p text:style-name="P14"><text:span text:style-name="Source_20_Text">app</text:span></text:p>
            <text:p text:style-name="P14"><text:span text:style-name="Source_20_Text">app</text:span></text:p>
            <text:p text:style-name="P14"><text:span text:style-name="Source_20_Text">mncc</text:span></text:p>
            <text:p text:style-name="P14"><text:span text:style-name="Source_20_Text"><text:s/>socket-path /tmp/msc_mncc</text:span></text:p>
            <text:p text:style-name="P14"><text:span text:style-name="Source_20_Text">sip</text:span></text:p>
            <text:p text:style-name="P14"><text:span text:style-name="Source_20_Text"><text:s/>local 1</text:span><text:span text:style-name="Source_20_Text"><text:span text:style-name="T43">27.0.0.1</text:span></text:span><text:span text:style-name="Source_20_Text"> 5069</text:span></text:p>
            <text:p text:style-name="P14"><text:span text:style-name="Source_20_Text"><text:s/>remote 1</text:span><text:span text:style-name="Source_20_Text"><text:span text:style-name="T16">27.0.0.1</text:span></text:span><text:span text:style-name="Source_20_Text"> 5060</text:span></text:p>
            <text:p text:style-name="P14"><text:soft-page-break/><text:span text:style-name="Source_20_Text">!</text:span></text:p>
            <text:p text:style-name="P14"><text:span text:style-name="Source_20_Text">! osmo-stp (0.0.6.3.179-b248) configuration saved from vty</text:span></text:p>
            <text:p text:style-name="P14"><text:span text:style-name="Source_20_Text">!!</text:span></text:p>
            <text:p text:style-name="P14"><text:span text:style-name="Source_20_Text">!</text:span></text:p>
            <text:p text:style-name="P14"><text:span text:style-name="Source_20_Text">log stderr</text:span></text:p>
            <text:p text:style-name="P14"><text:span text:style-name="Source_20_Text"><text:s/>logging filter all 1</text:span></text:p>
            <text:p text:style-name="P14"><text:span text:style-name="Source_20_Text"><text:s/>logging color 1</text:span></text:p>
            <text:p text:style-name="P14"><text:span text:style-name="Source_20_Text"><text:s/>logging print category 1</text:span></text:p>
            <text:p text:style-name="P14"><text:span text:style-name="Source_20_Text"><text:s/>logging timestamp 0</text:span></text:p>
            <text:p text:style-name="P9"><text:span text:style-name="Source_20_Text"><text:s/>logging level set-all notice</text:span></text:p>
          </table:table-cell>
        </table:table-row>
      </table:table>
      <text:p text:style-name="P1"><text:span text:style-name="Source_20_Text"/></text:p>
      <text:p text:style-name="P1"><text:span text:style-name="Source_20_Text"><text:span text:style-name="T2"/></text:span></text:p>
      <text:p text:style-name="P1"><text:span text:style-name="Source_20_Text"><text:span text:style-name="T3">osmo-stp.cfg</text:span></text:span></text:p>
      <text:p text:style-name="P1"><text:span text:style-name="Source_20_Text"/></text:p>
      <table:table table:name="Table11" table:style-name="Table11">
        <table:table-column table:style-name="Table11.A"/>
        <table:table-row table:style-name="TableLine94017740808880">
          <table:table-cell table:style-name="Table11.A1" office:value-type="string"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no login</text:span></text:p>
            <text:p text:style-name="P14"><text:span text:style-name="Source_20_Text">!</text:span></text:p>
            <text:p text:style-name="P14"><text:span text:style-name="Source_20_Text">trx</text:span></text:p>
            <text:p text:style-name="P14"><text:span text:style-name="Source_20_Text"><text:s/>bind-ip 127.0.0.1</text:span></text:p>
            <text:p text:style-name="P14"><text:span text:style-name="Source_20_Text"><text:s/>remote-ip 127.0.0.1</text:span></text:p>
            <text:p text:style-name="P14"><text:span text:style-name="Source_20_Text"><text:s/>base-port 5700</text:span></text:p>
            <text:p text:style-name="P14"><text:span text:style-name="Source_20_Text"><text:s/>egprs disable</text:span></text:p>
            <text:p text:style-name="P14"><text:span text:style-name="Source_20_Text"><text:s/>multi-arfcn disable</text:span></text:p>
            <text:p text:style-name="P14"><text:span text:style-name="Source_20_Text"><text:s/>clock-ref internal</text:span></text:p>
            <text:p text:style-name="P14"><text:span text:style-name="Source_20_Text"><text:s/>swap-channels disable</text:span></text:p>
            <text:p text:style-name="P14"><text:span text:style-name="Source_20_Text"><text:s/>tx-sps 4</text:span></text:p>
            <text:p text:style-name="P14"><text:span text:style-name="Source_20_Text"><text:s/>rx-sps 4</text:span></text:p>
            <text:p text:style-name="P14"><text:span text:style-name="Source_20_Text"><text:s/>chan 0</text:span></text:p>
            <text:p text:style-name="P14"><text:span text:style-name="Source_20_Text"><text:s text:c="2"/>tx-path BAND1</text:span></text:p>
            <text:p text:style-name="P9"><text:span text:style-name="Source_20_Text"><text:s text:c="2"/>rx-path LNAW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osmo-trx.cfg</text:span></text:span></text:p>
      <text:p text:style-name="P1"><text:span text:style-name="Source_20_Text"><text:span text:style-name="T2"/></text:span></text:p>
      <text:p text:style-name="P1"><text:span text:style-name="Source_20_Text"/></text:p>
      <table:table table:name="Table10" table:style-name="Table10">
        <table:table-column table:style-name="Table10.A"/>
        <table:table-row table:style-name="TableLine94017740311808">
          <table:table-cell table:style-name="Table10.A1" office:value-type="string">
            <text:p text:style-name="P14"><text:span text:style-name="Source_20_Text">!</text:span></text:p>
            <text:p text:style-name="P14"><text:span text:style-name="Source_20_Text">line vty</text:span></text:p>
            <text:p text:style-name="P14"><text:span text:style-name="Source_20_Text"><text:s/>no login</text:span></text:p>
            <text:p text:style-name="P14"><text:span text:style-name="Source_20_Text">!</text:span></text:p>
            <text:p text:style-name="P14"><text:span text:style-name="Source_20_Text">trx</text:span></text:p>
            <text:p text:style-name="P14"><text:span text:style-name="Source_20_Text"><text:s/>bind-ip 127.0.0.1</text:span></text:p>
            <text:p text:style-name="P14"><text:span text:style-name="Source_20_Text"><text:s/>remote-ip 127.0.0.1</text:span></text:p>
            <text:p text:style-name="P14"><text:span text:style-name="Source_20_Text"><text:s/>base-port 5700</text:span></text:p>
            <text:p text:style-name="P14"><text:span text:style-name="Source_20_Text"><text:s/>egprs disable</text:span></text:p>
            <text:p text:style-name="P14"><text:span text:style-name="Source_20_Text"><text:s/>multi-arfcn disable</text:span></text:p>
            <text:p text:style-name="P14"><text:span text:style-name="Source_20_Text"><text:s/>clock-ref internal</text:span></text:p>
            <text:p text:style-name="P14"><text:span text:style-name="Source_20_Text"><text:s/>swap-channels disable</text:span></text:p>
            <text:p text:style-name="P14"><text:span text:style-name="Source_20_Text"><text:s/>tx-sps 4</text:span></text:p>
            <text:p text:style-name="P14"><text:span text:style-name="Source_20_Text"><text:s/>rx-sps 4</text:span></text:p>
            <text:p text:style-name="P14"><text:span text:style-name="Source_20_Text"><text:s/>chan 0</text:span></text:p>
            <text:p text:style-name="P14"><text:span text:style-name="Source_20_Text"><text:s text:c="2"/>tx-path BAND1</text:span></text:p>
            <text:p text:style-name="P9"><text:span text:style-name="Source_20_Text"><text:s text:c="2"/>rx-path LNAW</text:span></text:p>
          </table:table-cell>
        </table:table-row>
      </table:table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reformatted_20_Text"><text:span text:style-name="Source_20_Text">apt install libdbd-sqlite3</text:span></text:p>
      <text:p text:style-name="Preformatted_20_Text"><text:span text:style-name="Source_20_Text">mkdir /var/lib/osmocom</text:span></text:p>
      <text:p text:style-name="Preformatted_20_Text"><text:span text:style-name="Source_20_Text"/></text:p>
      <text:p text:style-name="P9"><text:span text:style-name="Source_20_Text"><text:span text:style-name="T43">nano osmo-msc.service</text:span></text:span></text:p>
      <text:p text:style-name="P9"><text:span text:style-name="Source_20_Text"/></text:p>
      <text:p text:style-name="P9"><text:soft-page-break/><text:span text:style-name="Source_20_Text"><text:span text:style-name="T7">osmo-msc.service</text:span></text:span></text:p>
      <text:p text:style-name="P9"><text:span text:style-name="Source_20_Text"><text:span text:style-name="T7"/></text:span></text:p>
      <table:table table:name="Table9" table:style-name="Table9">
        <table:table-column table:style-name="Table9.A"/>
        <table:table-row table:style-name="TableLine94017740140256">
          <table:table-cell table:style-name="Table9.A1" office:value-type="string">
            <text:p text:style-name="P24">[Unit]</text:p>
            <text:p text:style-name="P24">Description=Osmocom Mobile Switching Center (MSC)</text:p>
            <text:p text:style-name="P24">Wants=osmo-hlr.service</text:p>
            <text:p text:style-name="P24">Wants=osmo-mgw.service</text:p>
            <text:p text:style-name="P24">After=osmo-hlr.service</text:p>
            <text:p text:style-name="P24">After=osmo-hnbgw.service</text:p>
            <text:p text:style-name="P24"/>
            <text:p text:style-name="P24">[Service]</text:p>
            <text:p text:style-name="P24">Type=simple</text:p>
            <text:p text:style-name="P24">Restart=always</text:p>
            <text:p text:style-name="P24">ExecStart=/usr/bin/osmo-msc -c /etc/osmocom/osmo-msc.cfg -M /tmp/msc_mncc</text:p>
            <text:p text:style-name="P24">RestartSec=2</text:p>
            <text:p text:style-name="P24"/>
            <text:p text:style-name="P24">[Install]</text:p>
            <text:p text:style-name="P24">WantedBy=multi-user.target</text:p>
          </table:table-cell>
        </table:table-row>
      </table:table>
      <text:p text:style-name="P9"><text:span text:style-name="Source_20_Text"/></text:p>
      <text:p text:style-name="Preformatted_20_Text"><text:span text:style-name="Source_20_Text">cp osmo-msc.service /lib/systemd/system/osmo-msc.service</text:span></text:p>
      <text:p text:style-name="Preformatted_20_Text"><text:span text:style-name="Source_20_Text">systemctl daemon-reload</text:span></text:p>
      <text:p text:style-name="Preformatted_20_Text"><text:span text:style-name="Source_20_Text"/></text:p>
      <text:p text:style-name="Preformatted_20_Text"><text:span text:style-name="Source_20_Text">cd /etc/osmocom</text:span></text:p>
      <text:p text:style-name="Preformatted_20_Text"><text:span text:style-name="Source_20_Text">./osmo-all enable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update-alternatives --set gcc /usr/bin/gcc-10</text:span></text:p>
      <text:p text:style-name="Preformatted_20_Text"><text:span text:style-name="Source_20_Text"/></text:p>
      <text:p text:style-name="Preformatted_20_Text"><text:span text:style-name="Source_20_Text">cd /opt/GSM</text:span></text:p>
      <text:p text:style-name="Preformatted_20_Text"><text:span text:style-name="Source_20_Text">wget http://downloads.asterisk.org/pub/telephony/asterisk/releases/asterisk-11.25.3.tar.gz</text:span></text:p>
      <text:p text:style-name="Preformatted_20_Text"><text:span text:style-name="Source_20_Text">tar zxvf asterisk-11.25.3.tar.gz</text:span></text:p>
      <text:p text:style-name="Preformatted_20_Text"><text:span text:style-name="Source_20_Text">cd /opt/GSM/asterisk-11.25.3</text:span></text:p>
      <text:p text:style-name="Preformatted_20_Text"><text:span text:style-name="Source_20_Text">apt install libncurses-dev libxml2-dev</text:span></text:p>
      <text:p text:style-name="Preformatted_20_Text"><text:span text:style-name="Source_20_Text">./configure</text:span></text:p>
      <text:p text:style-name="Preformatted_20_Text"><text:span text:style-name="Source_20_Text">make</text:span></text:p>
      <text:p text:style-name="Preformatted_20_Text"><text:span text:style-name="Source_20_Text">make install</text:span></text:p>
      <text:p text:style-name="Preformatted_20_Text"><text:span text:style-name="Source_20_Text">make config</text:span></text:p>
      <text:p text:style-name="Preformatted_20_Text"><text:span text:style-name="Source_20_Text">ldconfig</text:span></text:p>
      <text:p text:style-name="Preformatted_20_Text"><text:span text:style-name="Source_20_Text"/></text:p>
      <text:p text:style-name="Preformatted_20_Text"><text:span text:style-name="Source_20_Text">cd /etc/asterisk</text:span></text:p>
      <text:p text:style-name="Preformatted_20_Text"><text:span text:style-name="Source_20_Text">rm extensions.conf </text:span><text:span text:style-name="Source_20_Text"><text:span text:style-name="T10">&amp;&amp; nano extensions.conf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P2"><text:span text:style-name="Source_20_Text"><text:span text:style-name="T4">extension.conf</text:span></text:span></text:p>
      <text:p text:style-name="P2"><text:span text:style-name="Source_20_Text"><text:span text:style-name="T4"/></text:span></text:p>
      <text:p text:style-name="P2"><text:span text:style-name="Source_20_Text"><text:span text:style-name="T22"/></text:span></text:p>
      <table:table table:name="Table8" table:style-name="Table8">
        <table:table-column table:style-name="Table8.A"/>
        <table:table-row table:style-name="TableLine94017738919776">
          <table:table-cell table:style-name="Table8.A1" office:value-type="string">
            <text:p text:style-name="P14"><text:span text:style-name="Source_20_Text"><text:span text:style-name="T22">[default]</text:span></text:span></text:p>
            <text:p text:style-name="P14"><text:span text:style-name="Source_20_Text"><text:span text:style-name="T22"><text:s/>exten =&gt; _1.,1,Monitor(wav,myfilename2)</text:span></text:span></text:p>
            <text:p text:style-name="P14"><text:span text:style-name="Source_20_Text"><text:span text:style-name="T22"><text:s/>exten =&gt; _1.,n,Dial(SIP/${EXTEN:1}@</text:span></text:span><text:span text:style-name="Source_20_Text"><text:span text:style-name="T17">trunk</text:span></text:span><text:span text:style-name="Source_20_Text"><text:span text:style-name="T22">)</text:span></text:span></text:p>
            <text:p text:style-name="P4"><text:span text:style-name="Source_20_Text"><text:span text:style-name="T22"><text:s/>exten =&gt; _1.,n,Congestion </text:span></text:span></text:p>
            <text:p text:style-name="P4"><text:span text:style-name="Source_20_Text"><text:span text:style-name="T22"><text:s/>exten =&gt; _111.,1,Dial(LCR/ast/${EXTEN:3},60)</text:span></text:span></text:p>
            <text:p text:style-name="P4"><text:span text:style-name="Source_20_Text"><text:span text:style-name="T22"><text:s/>exten =&gt; 600,1,Playback(demo-echotest) <text:s/>; Let them know what's going on</text:span></text:span></text:p>
            <text:p text:style-name="P4"><text:span text:style-name="Source_20_Text"><text:span text:style-name="T22"><text:s/>exten =&gt; 600,n,Echo <text:s text:c="20"/>; Do the echo test</text:span></text:span></text:p>
            <text:p text:style-name="P4"><text:span text:style-name="Source_20_Text"><text:span text:style-name="T22"><text:s/>exten =&gt; 600,n,Playback(demo-echodone) <text:s/>; Let them know it's over</text:span></text:span></text:p>
            <text:p text:style-name="P10"><text:span text:style-name="Source_20_Text"><text:span text:style-name="T22"><text:s/>exten =&gt; 600,n,Goto(s,6)</text:span></text:span></text:p>
          </table:table-cell>
        </table:table-row>
      </table:table>
      <text:p text:style-name="P2"><text:span text:style-name="Source_20_Text"><text:span text:style-name="T22"/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10">rm sip.conf &amp;&amp; nano sip.conf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2">sip.conf</text:span></text:span></text:p>
      <text:p text:style-name="P3"><text:span text:style-name="Source_20_Text"><text:span text:style-name="T2"/></text:span></text:p>
      <table:table table:name="Table7" table:style-name="Table7">
        <table:table-column table:style-name="Table7.A"/>
        <text:soft-page-break/>
        <table:table-row table:style-name="TableLine94017740025552">
          <table:table-cell table:style-name="Table7.A1" office:value-type="string">
            <text:p text:style-name="P4"><text:span text:style-name="Source_20_Text"><text:span text:style-name="T21">[general]</text:span></text:span></text:p>
            <text:p text:style-name="P4"><text:span text:style-name="Source_20_Text">bindport=5060</text:span></text:p>
            <text:p text:style-name="P4"><text:span text:style-name="Source_20_Text"><text:span text:style-name="T21">bindaddr=0.0.0.0</text:span></text:span></text:p>
            <text:p text:style-name="P4"><text:span text:style-name="Source_20_Text">context=default</text:span></text:p>
            <text:p text:style-name="P4"><text:span text:style-name="Source_20_Text"><text:span text:style-name="T21">srvlookup=yes</text:span></text:span></text:p>
            <text:p text:style-name="P4"><text:span text:style-name="Source_20_Text">defaultexpirey=1800</text:span></text:p>
            <text:p text:style-name="P4"><text:span text:style-name="Source_20_Text">dtmfmode=auto</text:span></text:p>
            <text:p text:style-name="P4"><text:span text:style-name="Source_20_Text">qualify=yes</text:span></text:p>
            <text:p text:style-name="P4"><text:span text:style-name="Source_20_Text">register =&gt; </text:span><text:span text:style-name="Source_20_Text"><text:span text:style-name="T28">user</text:span></text:span><text:span text:style-name="Source_20_Text">:</text:span><text:span text:style-name="Source_20_Text"><text:span text:style-name="T28">pass</text:span></text:span><text:span text:style-name="Source_20_Text">@</text:span><text:span text:style-name="Source_20_Text"><text:span text:style-name="T28">trunk.com</text:span></text:span></text:p>
            <text:p text:style-name="P4"><text:span text:style-name="Source_20_Text">nat=force_rport,comedia</text:span></text:p>
            <text:p text:style-name="P4"><text:span text:style-name="Source_20_Text"/></text:p>
            <text:p text:style-name="P4"><text:span text:style-name="Source_20_Text"><text:s/>; Add to your sip.conf</text:span></text:p>
            <text:p text:style-name="P4"><text:span text:style-name="Source_20_Text"><text:s/>;</text:span></text:p>
            <text:p text:style-name="P4"><text:span text:style-name="Source_20_Text"><text:s/>; </text:span><text:span text:style-name="Source_20_Text"><text:span text:style-name="T39">Trunk.com</text:span></text:span><text:span text:style-name="Source_20_Text"> termination</text:span></text:p>
            <text:p text:style-name="P4"><text:span text:style-name="Source_20_Text">[</text:span><text:span text:style-name="Source_20_Text"><text:span text:style-name="T10">trunk</text:span></text:span><text:span text:style-name="Source_20_Text">]</text:span></text:p>
            <text:p text:style-name="P4"><text:span text:style-name="Source_20_Text">type=peer</text:span></text:p>
            <text:p text:style-name="P4"><text:span text:style-name="Source_20_Text">username=</text:span><text:span text:style-name="Source_20_Text"><text:span text:style-name="T28">user</text:span></text:span></text:p>
            <text:p text:style-name="P4"><text:span text:style-name="Source_20_Text">fromuser=</text:span><text:span text:style-name="Source_20_Text"><text:span text:style-name="T28">user</text:span></text:span></text:p>
            <text:p text:style-name="P4"><text:span text:style-name="Source_20_Text">secret=</text:span><text:span text:style-name="Source_20_Text"><text:span text:style-name="T28">pass</text:span></text:span></text:p>
            <text:p text:style-name="P4"><text:span text:style-name="Source_20_Text">host=</text:span><text:span text:style-name="Source_20_Text"><text:span text:style-name="T29">trunk.com</text:span></text:span></text:p>
            <text:p text:style-name="P4"><text:span text:style-name="Source_20_Text">disallow=all</text:span></text:p>
            <text:p text:style-name="P4"><text:span text:style-name="Source_20_Text">allow=alaw,ulaw</text:span></text:p>
            <text:p text:style-name="P4"><text:span text:style-name="Source_20_Text">fromdomain=</text:span><text:span text:style-name="Source_20_Text"><text:span text:style-name="T29">trunk.com</text:span></text:span></text:p>
            <text:p text:style-name="P4"><text:span text:style-name="Source_20_Text">transport=udp</text:span></text:p>
            <text:p text:style-name="P4"><text:span text:style-name="Source_20_Text">dtmfmode=rfc2833</text:span></text:p>
            <text:p text:style-name="P4"><text:span text:style-name="Source_20_Text">insecure=invite,port</text:span></text:p>
            <text:p text:style-name="P4"><text:span text:style-name="Source_20_Text">canreinvite=yes</text:span></text:p>
            <text:p text:style-name="P10"><text:span text:style-name="Source_20_Text">nat=force_rport,comedia</text:span></text:p>
          </table:table-cell>
        </table:table-row>
      </table:table>
      <text:p text:style-name="P3"><text:span text:style-name="Source_20_Text"><text:span text:style-name="T21"/></text:span></text:p>
      <text:p text:style-name="P26"/>
      <text:p text:style-name="P26"/>
      <text:p text:style-name="P23"><text:span text:style-name="Source_20_Text"><text:span text:style-name="T48">RUNNING</text:span></text:span></text:p>
      <table:table table:name="Table26" table:style-name="Table26">
        <table:table-column table:style-name="Table26.A"/>
        <table:table-row table:style-name="TableLine94017728611744">
          <table:table-cell table:style-name="Table26.A1" office:value-type="string">
            <text:p text:style-name="P19"><text:span text:style-name="Source_20_Text">cd /etc/osmocom</text:span></text:p>
            <text:p text:style-name="P19"><text:span text:style-name="Source_20_Text">sudo ./osmo-all</text:span></text:p>
            <text:p text:style-name="P19"><text:span text:style-name="Source_20_Text">sudo osmo-trx-lms</text:span></text:p>
            <text:p text:style-name="P22"><text:span text:style-name="Source_20_Text">sudo osmo-bts-trx</text:span></text:p>
          </table:table-cell>
        </table:table-row>
      </table:table>
      <text:p text:style-name="Preformatted_20_Text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"><text:soft-page-break/><text:span text:style-name="Source_20_Text"><text:span text:style-name="T37">2</text:span></text:span><text:span text:style-name="Source_20_Text"><text:span text:style-name="T35">-</text:span></text:span><text:span text:style-name="Source_20_Text"><text:span text:style-name="T36">INSTALLATION D’OSMO-</text:span></text:span><text:span text:style-name="Source_20_Text"><text:span text:style-name="T35">NITB</text:span></text:span><text:span text:style-name="Source_20_Text"><text:span text:style-name="T36"> (</text:span></text:span><text:span text:style-name="Source_20_Text"><text:span text:style-name="T38">Legacy</text:span></text:span><text:span text:style-name="Source_20_Text"><text:span text:style-name="T36"> pour LimeSDR-Mini ou LimeSDR-USB)</text:span></text:span></text:p>
      <text:p text:style-name="P2"><text:span text:style-name="Source_20_Text"><text:span text:style-name="T3"/></text:span></text:p>
      <text:p text:style-name="P2"><text:span text:style-name="Source_20_Text">mkdir /opt/GSM</text:span></text:p>
      <text:p text:style-name="P2"><text:span text:style-name="Source_20_Text">cd /opt/GSM</text:span></text:p>
      <text:p text:style-name="P2"><text:span text:style-name="Source_20_Text">git clone https://github.com/myriadrf/LimeSuite</text:span></text:p>
      <text:p text:style-name="P2"><text:span text:style-name="Source_20_Text">cd /opt/GSM/LimeSuite</text:span></text:p>
      <text:p text:style-name="P2"><text:span text:style-name="Source_20_Text">cd build &amp;&amp; cmake .. &amp;&amp; make -j4 &amp;&amp; make install &amp;&amp; ldconfig</text:span></text:p>
      <text:p text:style-name="P2"><text:span text:style-name="Source_20_Text"/></text:p>
      <text:p text:style-name="P2"><text:span text:style-name="Source_20_Text">cd /opt/GSM</text:span></text:p>
      <text:p text:style-name="P2"><text:span text:style-name="Source_20_Text">apt install -y libtalloc-dev libgnutls28-dev libmnl-dev</text:span></text:p>
      <text:p text:style-name="P2"><text:span text:style-name="Source_20_Text">git clone https://github.com/osmocom/libosmocore</text:span></text:p>
      <text:p text:style-name="P2"><text:span text:style-name="Source_20_Text">cd /opt/GSM/libosmocore</text:span></text:p>
      <text:p text:style-name="P2"><text:span text:style-name="Source_20_Text">autoreconf -fi &amp;&amp; ./configure &amp;&amp; make -j4 &amp;&amp; make install &amp;&amp; ldconfig</text:span></text:p>
      <text:p text:style-name="P2"><text:span text:style-name="Source_20_Text"/></text:p>
      <text:p text:style-name="P2"><text:span text:style-name="Source_20_Text">cd /opt/GSM</text:span></text:p>
      <text:p text:style-name="P2"><text:span text:style-name="Source_20_Text">apt install -y libortp-dev</text:span></text:p>
      <text:p text:style-name="P2"><text:span text:style-name="Source_20_Text">git clone https://github.com/osmocom/libosmo-abis</text:span></text:p>
      <text:p text:style-name="P2"><text:span text:style-name="Source_20_Text">cd /opt/GSM/libosmo-abis</text:span></text:p>
      <text:p text:style-name="P2"><text:span text:style-name="Source_20_Text">autoreconf -fi &amp;&amp; ./configure –disable-dahdi &amp;&amp; make -j4 &amp;&amp; make install &amp;&amp; ldconfig</text:span></text:p>
      <text:p text:style-name="P16"><text:span text:style-name="Source_20_Text"/></text:p>
      <text:p text:style-name="P16"><text:span text:style-name="Source_20_Text">cd /opt/GSM</text:span></text:p>
      <text:p text:style-name="P2"><text:span text:style-name="Source_20_Text">git clone https://github.com/osmocom/libosmo-netif</text:span></text:p>
      <text:p text:style-name="P2"><text:span text:style-name="Source_20_Text">cd /opt/GSM/libosmo-netif</text:span></text:p>
      <text:p text:style-name="P2"><text:span text:style-name="Source_20_Text"><text:span text:style-name="T22">autoreconf -fi &amp;&amp; ./configure &amp;&amp; make -j4 &amp;&amp; make install &amp;&amp; ldconfig</text:span></text:span></text:p>
      <text:p text:style-name="P2"><text:span text:style-name="Source_20_Text"><text:span text:style-name="T22"/></text:span></text:p>
      <text:p text:style-name="P16"><text:span text:style-name="Source_20_Text"/></text:p>
      <text:p text:style-name="P16"><text:span text:style-name="Source_20_Text"><text:span text:style-name="T27">cd /opt/GSM</text:span></text:span></text:p>
      <text:p text:style-name="P2"><text:span text:style-name="Source_20_Text">git clone https://github.com/osmocom/</text:span><text:span text:style-name="Source_20_Text"><text:span text:style-name="T14">openbsc</text:span></text:span></text:p>
      <text:p text:style-name="P2"><text:span text:style-name="Source_20_Text">cd /opt/GSM/</text:span><text:span text:style-name="Source_20_Text"><text:span text:style-name="T10">openbsc</text:span></text:span></text:p>
      <text:p text:style-name="P2"><text:span text:style-name="Source_20_Text"><text:span text:style-name="T22">autoreconf -fi &amp;&amp; ./configure &amp;&amp; make -j4 &amp;&amp; make install &amp;&amp; ldconfig</text:span></text:span></text:p>
      <text:p text:style-name="P2"><text:span text:style-name="Source_20_Text"><text:span text:style-name="T22"/></text:span></text:p>
      <text:p text:style-name="P6"><text:span text:style-name="Source_20_Text"><text:span text:style-name="T22"/></text:span></text:p>
      <text:p text:style-name="P2"><text:span text:style-name="Source_20_Text"><text:span text:style-name="T22"/></text:span></text:p>
      <text:p text:style-name="P16"><text:span text:style-name="Source_20_Text"><text:span text:style-name="T22">cd /opt/GSM</text:span></text:span></text:p>
      <text:p text:style-name="Preformatted_20_Text"><text:span text:style-name="Source_20_Text">git clone https://github.com/osmocom/openbsc</text:span></text:p>
      <text:p text:style-name="Preformatted_20_Text"><text:span text:style-name="Source_20_Text">cd openbsc/openbsc</text:span></text:p>
      <text:p text:style-name="Preformatted_20_Text"><text:span text:style-name="Source_20_Text">autoreconf -fi &amp;&amp; ./configure &amp;&amp; make -j4 &amp;&amp; make install &amp;&amp; ldconfig</text:span></text:p>
      <text:p text:style-name="Preformatted_20_Text"><text:span text:style-name="Source_20_Text"/></text:p>
      <text:p text:style-name="P16"><text:span text:style-name="Source_20_Text"><text:span text:style-name="T45">nano </text:span></text:span><text:span text:style-name="Source_20_Text"><text:span text:style-name="T22">/</text:span></text:span><text:span text:style-name="Source_20_Text"><text:span text:style-name="T27">etc/osmocom</text:span></text:span><text:span text:style-name="Source_20_Text"><text:span text:style-name="T22">/</text:span></text:span><text:span text:style-name="Source_20_Text"><text:span text:style-name="T27">openbsc.cfg</text:span></text:span></text:p>
      <text:p text:style-name="P16"><text:span text:style-name="Source_20_Text"><text:span text:style-name="T27"/></text:span></text:p>
      <text:p text:style-name="P16"><text:span text:style-name="Source_20_Text"><text:span text:style-name="T8">openbsc.cfg</text:span></text:span></text:p>
      <text:p text:style-name="P16"><text:span text:style-name="Source_20_Text"><text:span text:style-name="T8"/></text:span></text:p>
      <table:table table:name="Table22" table:style-name="Table22">
        <table:table-column table:style-name="Table22.A"/>
        <table:table-row table:style-name="TableLine94017734932624">
          <table:table-cell table:style-name="Table22.A1" office:value-type="string">
            <text:p text:style-name="P25">!</text:p>
            <text:p text:style-name="P25">! OpenBSC configuration saved from vty</text:p>
            <text:p text:style-name="P25">! <text:s text:c="2"/>!</text:p>
            <text:p text:style-name="P25">password foo</text:p>
            <text:p text:style-name="P25">!</text:p>
            <text:p text:style-name="P25">line vty</text:p>
            <text:p text:style-name="P25"><text:s/>no login</text:p>
            <text:p text:style-name="P25">!</text:p>
            <text:p text:style-name="P25">e1_input</text:p>
            <text:p text:style-name="P25"><text:s/>e1_line 0 driver ipa</text:p>
            <text:p text:style-name="P25">network</text:p>
            <text:p text:style-name="P25"><text:s/>network country code 208</text:p>
            <text:p text:style-name="P25"><text:s/>mobile network code 15</text:p>
            <text:p text:style-name="P25"><text:s/>short name Free</text:p>
            <text:p text:style-name="P25"><text:s/>long name Free</text:p>
            <text:p text:style-name="P25"><text:s/>auth policy accept-all</text:p>
            <text:p text:style-name="P25"><text:s/>location updating reject cause 13</text:p>
            <text:p text:style-name="P25"><text:soft-page-break/><text:s/>encryption a5 0</text:p>
            <text:p text:style-name="P25"><text:s/>neci 1</text:p>
            <text:p text:style-name="P25"><text:s/>rrlp mode none</text:p>
            <text:p text:style-name="P25"><text:s/>mm info 1</text:p>
            <text:p text:style-name="P25"><text:s/>handover 0</text:p>
            <text:p text:style-name="P25"><text:s/>handover window rxlev averaging 10</text:p>
            <text:p text:style-name="P25"><text:s/>handover window rxqual averaging 1</text:p>
            <text:p text:style-name="P25"><text:s/>handover window rxlev neighbor averaging 10</text:p>
            <text:p text:style-name="P25"><text:s/>handover power budget interval 6</text:p>
            <text:p text:style-name="P25"><text:s/>handover power budget hysteresis 3</text:p>
            <text:p text:style-name="P25"><text:s/>handover maximum distance 9999</text:p>
            <text:p text:style-name="P25"><text:s/>timer t3101 10</text:p>
            <text:p text:style-name="P25"><text:s/>timer t3109 4</text:p>
            <text:p text:style-name="P25"><text:s/>timer t3113 60</text:p>
            <text:p text:style-name="P25"><text:s/>bts 0</text:p>
            <text:p text:style-name="P25"><text:s text:c="2"/>type sysmobts</text:p>
            <text:p text:style-name="P25"><text:s text:c="2"/>band DCS1800</text:p>
            <text:p text:style-name="P25"><text:s text:c="2"/>cell_identity 0</text:p>
            <text:p text:style-name="P25"><text:s text:c="2"/>location_area_code 22532</text:p>
            <text:p text:style-name="P25"><text:s text:c="2"/>ms max power 33</text:p>
            <text:p text:style-name="P25"><text:s text:c="2"/>cell reselection hysteresis 14</text:p>
            <text:p text:style-name="P25"><text:s text:c="2"/>rxlev access min 0</text:p>
            <text:p text:style-name="P25"><text:s text:c="2"/>channel allocator ascending</text:p>
            <text:p text:style-name="P25"><text:s text:c="2"/>rach tx integer 9</text:p>
            <text:p text:style-name="P25"><text:s text:c="2"/>rach max transmission 7</text:p>
            <text:p text:style-name="P25"><text:s text:c="2"/>ip.access unit_id 1801 0</text:p>
            <text:p text:style-name="P25"><text:s text:c="2"/>oml ip.access stream_id 255 line 0</text:p>
            <text:p text:style-name="P25"><text:s text:c="2"/>gprs mode none</text:p>
            <text:p text:style-name="P25"><text:s text:c="2"/>trx 0</text:p>
            <text:p text:style-name="P25"><text:s text:c="3"/>rf_locked 0</text:p>
            <text:p text:style-name="P25"><text:s text:c="3"/>arfcn 514</text:p>
            <text:p text:style-name="P25"><text:s text:c="3"/>nominal power 23</text:p>
            <text:p text:style-name="P25"><text:s text:c="3"/>max_power_red 20</text:p>
            <text:p text:style-name="P25"><text:s text:c="3"/>rsl e1 tei 0</text:p>
            <text:p text:style-name="P25"><text:s text:c="3"/>timeslot 0</text:p>
            <text:p text:style-name="P25"><text:s text:c="4"/>phys_chan_config CCCH+SDCCH4</text:p>
            <text:p text:style-name="P25"><text:s text:c="4"/>hopping enabled 0</text:p>
            <text:p text:style-name="P25"><text:s text:c="3"/>timeslot 1</text:p>
            <text:p text:style-name="P25"><text:s text:c="4"/>phys_chan_config PDCH</text:p>
            <text:p text:style-name="P25"><text:s text:c="4"/>hopping enabled 0</text:p>
            <text:p text:style-name="P25"><text:s text:c="3"/>timeslot 2</text:p>
            <text:p text:style-name="P25"><text:s text:c="4"/>phys_chan_config TCH/F</text:p>
            <text:p text:style-name="P25"><text:s text:c="3"/>timeslot 3</text:p>
            <text:p text:style-name="P25"><text:s text:c="4"/>phys_chan_config TCH/F</text:p>
            <text:p text:style-name="P25"><text:s text:c="3"/>timeslot 4</text:p>
            <text:p text:style-name="P25"><text:s text:c="4"/>phys_chan_config TCH/F</text:p>
            <text:p text:style-name="P25"><text:s text:c="3"/>timeslot 5</text:p>
            <text:p text:style-name="P25"><text:s text:c="4"/>phys_chan_config TCH/F</text:p>
            <text:p text:style-name="P25"><text:s text:c="3"/>timeslot 6</text:p>
            <text:p text:style-name="P25"><text:s text:c="4"/>phys_chan_config TCH/F</text:p>
            <text:p text:style-name="P25"><text:s text:c="3"/>timeslot 7</text:p>
            <text:p text:style-name="P25"><text:s text:c="4"/>phys_chan_config TCH/F</text:p>
            <text:p text:style-name="P25">mncc-int</text:p>
            <text:p text:style-name="P25"><text:s/>default-codec tch-h amr</text:p>
            <text:p text:style-name="P25"><text:s/>default-codec tch-f amr</text:p>
            <text:p text:style-name="P25">nitb </text:p>
            <text:p text:style-name="P25"><text:s/>subscriber-create-on-demand</text:p>
            <text:p text:style-name="P25"><text:s/>assign-tmsi</text:p>
          </table:table-cell>
        </table:table-row>
      </table:table>
      <text:p text:style-name="P16"><text:span text:style-name="Source_20_Text"/></text:p>
      <text:p text:style-name="Preformatted_20_Text"><text:span text:style-name="Source_20_Text"/></text:p>
      <text:p text:style-name="Preformatted_20_Text"><text:span text:style-name="Source_20_Text">cd /lib/modules/$(uname -r)/build/certs</text:span></text:p>
      <text:p text:style-name="Preformatted_20_Text"><text:span text:style-name="Source_20_Text">openssl req -new -x509 -newkey rsa:2048 -keyout signing_key.pem -outform DER -out signing_key.x509 -nodes -subj “/CN=Owner/”</text:span></text:p>
      <text:p text:style-name="Preformatted_20_Text"><text:soft-page-break/><text:span text:style-name="Source_20_Text">apt install -y gcc-7 g++-7 gcc-10 g++-10</text:span></text:p>
      <text:p text:style-name="Preformatted_20_Text"><text:span text:style-name="Source_20_Text">update-alternatives --install /usr/bin/gcc gcc /usr/bin/gcc-7 70 --slave /usr/bin/g++ g++ /usr/bin/g++-7</text:span></text:p>
      <text:p text:style-name="Preformatted_20_Text"><text:span text:style-name="Source_20_Text">update-alternatives --install /usr/bin/gcc gcc /usr/bin/gcc-10 100 --slave /usr/bin/g++ g++ /usr/bin/g++-10</text:span></text:p>
      <text:p text:style-name="Preformatted_20_Text"><text:span text:style-name="Source_20_Text">cd /opt/GSM/</text:span></text:p>
      <text:p text:style-name="Preformatted_20_Text"><text:span text:style-name="Source_20_Text">git clone https://github.com/isdn4linux/mISDN</text:span></text:p>
      <text:p text:style-name="Preformatted_20_Text"><text:span text:style-name="Source_20_Text">cd /opt/GSM/mISDN</text:span></text:p>
      <text:p text:style-name="Preformatted_20_Text"><text:span text:style-name="Source_20_Text">rm -Rf /lib/modules/$(uname -r)/kernel/drivers/isdn/hardware/mISDN</text:span></text:p>
      <text:p text:style-name="Preformatted_20_Text"><text:span text:style-name="Source_20_Text">rm -Rf /lib/modules/$(uname -r)/kernel/drivers/isdn/mISDN/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><text:span text:style-name="T43">nano octvqe.patch</text:span></text:span></text:p>
      <text:p text:style-name="P9"><text:span text:style-name="Source_20_Text"/></text:p>
      <text:p text:style-name="P9"><text:span text:style-name="Source_20_Text"><text:span text:style-name="T7">octvqe.patch</text:span></text:span></text:p>
      <text:p text:style-name="P9"><text:span text:style-name="Source_20_Text"><text:span text:style-name="T7"/></text:span></text:p>
      <table:table table:name="Table21" table:style-name="Table21">
        <table:table-column table:style-name="Table21.A"/>
        <table:table-row table:style-name="TableLine94017734627920">
          <table:table-cell table:style-name="Table21.A1" office:value-type="string">
            <text:p text:style-name="P24">--- drivers/isdn/mISDN/octvqe/octvqe_linux.c <text:s text:c="3"/>2021-04-24 19:52:33.18838065&gt;</text:p>
            <text:p text:style-name="P24">+++ drivers/isdn/mISDN/octvqe/octvqe_linux.c.new <text:s text:c="7"/>2021-04-24 19:53:07.&gt;</text:p>
            <text:p text:style-name="P24">@@ -540,7 +540,7 @@</text:p>
            <text:p text:style-name="P24"><text:s text:c="24"/>wake_up_interruptible(&amp;pChan-&gt;ReadWaitQueue);</text:p>
            <text:p text:style-name="P24"><text:s/></text:p>
            <text:p text:style-name="P24"><text:s text:c="24"/>/* Retrieve CPU time before processing. */</text:p>
            <text:p text:style-name="P24">- <text:s text:c="22"/>pChan-&gt;ulTimestampIn = (unsigned long)rdtsc();</text:p>
            <text:p text:style-name="P24">+// <text:s text:c="20"/>pChan-&gt;ulTimestampIn = (unsigned long)rdtsc();</text:p>
            <text:p text:style-name="P24"><text:s text:c="16"/>}</text:p>
            <text:p text:style-name="P24"><text:s/></text:p>
            <text:p text:style-name="P24"><text:s text:c="16"/>if (fWakeUpWrite == 1) /* wake_up_interruptible waiting on w&gt;</text:p>
            <text:p text:style-name="P24"/>
            <text:p text:style-name="P24"/>
            <text:p text:style-name="P24"/>
          </table:table-cell>
        </table:table-row>
      </table:table>
      <text:p text:style-name="P9"><text:span text:style-name="Source_20_Text"/></text:p>
      <text:p text:style-name="Preformatted_20_Text"><text:span text:style-name="Source_20_Text">cp /boot/System.map-$(uname -r) /usr/src/linux-headers-$(uname -r)/System.map</text:span></text:p>
      <text:p text:style-name="Preformatted_20_Text"><text:span text:style-name="Source_20_Text">ln -s /lib/modules/$(uname -r)/build /lib/modules/$(uname -r)/source</text:span></text:p>
      <text:p text:style-name="Preformatted_20_Text"><text:span text:style-name="Source_20_Text">aclocal &amp;&amp; automake –add-missing</text:span></text:p>
      <text:p text:style-name="Preformatted_20_Text"><text:span text:style-name="Source_20_Text">./configure</text:span></text:p>
      <text:p text:style-name="Preformatted_20_Text"><text:span text:style-name="Source_20_Text">patch -p0 &lt; octvqe.patch</text:span></text:p>
      <text:p text:style-name="Preformatted_20_Text"><text:span text:style-name="Source_20_Text">make modules</text:span></text:p>
      <text:p text:style-name="Preformatted_20_Text"><text:span text:style-name="Source_20_Text">cp /opt/GSM/mISDN/standalone/drivers/isdn/mISDN/modules.order /usr/src/linux-headers-$(uname -r)</text:span></text:p>
      <text:p text:style-name="Preformatted_20_Text"><text:span text:style-name="Source_20_Text">cp -rn /usr/lib/modules/$(uname -r)/. /usr/src/linux-headers-$(uname -r)</text:span></text:p>
      <text:p text:style-name="Preformatted_20_Text"><text:span text:style-name="Source_20_Text">make modules_install</text:span></text:p>
      <text:p text:style-name="Preformatted_20_Text"><text:span text:style-name="Source_20_Text">depmod -a</text:span></text:p>
      <text:p text:style-name="Preformatted_20_Text"><text:span text:style-name="Source_20_Text">update-alternatives –set gcc /usr/bin/gcc-7</text:span></text:p>
      <text:p text:style-name="Preformatted_20_Text"><text:span text:style-name="Source_20_Text">cd /opt/GSM</text:span></text:p>
      <text:p text:style-name="Preformatted_20_Text"><text:span text:style-name="Source_20_Text">apt install bison flex -y</text:span></text:p>
      <text:p text:style-name="Preformatted_20_Text"><text:span text:style-name="Source_20_Text">git clone https://github.com/isdn4linux/mISDNuser</text:span></text:p>
      <text:p text:style-name="Preformatted_20_Text"><text:span text:style-name="Source_20_Text">cd /opt/GSM/mISDNuser</text:span></text:p>
      <text:p text:style-name="Preformatted_20_Text"><text:span text:style-name="Source_20_Text">make</text:span></text:p>
      <text:p text:style-name="Preformatted_20_Text"><text:span text:style-name="Source_20_Text">./configure</text:span></text:p>
      <text:p text:style-name="Preformatted_20_Text"><text:span text:style-name="Source_20_Text">make</text:span></text:p>
      <text:p text:style-name="Preformatted_20_Text"><text:span text:style-name="Source_20_Text">make install</text:span></text:p>
      <text:p text:style-name="Preformatted_20_Text"><text:span text:style-name="Source_20_Text">ldconfig</text:span></text:p>
      <text:p text:style-name="Preformatted_20_Text"><text:span text:style-name="Source_20_Text">cd example</text:span></text:p>
      <text:p text:style-name="Preformatted_20_Text"><text:span text:style-name="Source_20_Text">./configure</text:span></text:p>
      <text:p text:style-name="Preformatted_20_Text"><text:span text:style-name="Source_20_Text">make</text:span></text:p>
      <text:p text:style-name="Preformatted_20_Text"><text:span text:style-name="Source_20_Text">make install</text:span></text:p>
      <text:p text:style-name="Preformatted_20_Text"><text:span text:style-name="Source_20_Text">ldconfig</text:span></text:p>
      <text:p text:style-name="Preformatted_20_Text"><text:span text:style-name="Source_20_Text">update-alternatives –set gcc /usr/bin/gcc-10</text:span></text:p>
      <text:p text:style-name="Preformatted_20_Text"><text:span text:style-name="Source_20_Text">cd /opt/GSM</text:span></text:p>
      <text:p text:style-name="Preformatted_20_Text"><text:span text:style-name="Source_20_Text">wget http://downloads.asterisk.org/pub/telephony/asterisk/releases/asterisk-11.25.3.tar.gz</text:span></text:p>
      <text:p text:style-name="Preformatted_20_Text"><text:span text:style-name="Source_20_Text">tar zxvf asterisk-11.25.3.tar.gz</text:span></text:p>
      <text:p text:style-name="Preformatted_20_Text"><text:span text:style-name="Source_20_Text">cd /opt/GSM/asterisk-11.25.3</text:span></text:p>
      <text:p text:style-name="Preformatted_20_Text"><text:soft-page-break/><text:span text:style-name="Source_20_Text">apt install libncurses-dev libxml2-dev</text:span></text:p>
      <text:p text:style-name="Preformatted_20_Text"><text:span text:style-name="Source_20_Text">./configure</text:span></text:p>
      <text:p text:style-name="Preformatted_20_Text"><text:span text:style-name="Source_20_Text">make</text:span></text:p>
      <text:p text:style-name="Preformatted_20_Text"><text:span text:style-name="Source_20_Text">make install</text:span></text:p>
      <text:p text:style-name="Preformatted_20_Text"><text:span text:style-name="Source_20_Text">make config</text:span></text:p>
      <text:p text:style-name="Preformatted_20_Text"><text:span text:style-name="Source_20_Text">ldcon</text:span><text:span text:style-name="Source_20_Text"><text:span text:style-name="T15">fig</text:span></text:span></text:p>
      <text:p text:style-name="P7"/>
      <text:p text:style-name="P7"><text:span text:style-name="Source_20_Text"><text:span text:style-name="T6"/></text:span></text:p>
      <text:p text:style-name="P7"><text:span text:style-name="Source_20_Text"><text:span text:style-name="T25">cd /etc/asterisk/</text:span></text:span></text:p>
      <text:p text:style-name="P7"><text:span text:style-name="Source_20_Text"><text:span text:style-name="T25"/></text:span></text:p>
      <text:p text:style-name="P16"><text:span text:style-name="Source_20_Text"><text:span text:style-name="T41">rm </text:span></text:span><text:span text:style-name="Source_20_Text"><text:span text:style-name="T42">sip</text:span></text:span><text:span text:style-name="Source_20_Text"><text:span text:style-name="T18">.conf</text:span></text:span><text:span text:style-name="Source_20_Text"><text:span text:style-name="T41"> &amp;&amp; nano </text:span></text:span><text:span text:style-name="Source_20_Text"><text:span text:style-name="T42">sip</text:span></text:span><text:span text:style-name="Source_20_Text"><text:span text:style-name="T18">.conf</text:span></text:span></text:p>
      <text:p text:style-name="P16"><text:span text:style-name="Source_20_Text"><text:span text:style-name="T18"/></text:span></text:p>
      <text:p text:style-name="P16"><text:span text:style-name="Source_20_Text"><text:span text:style-name="T9">sip.conf</text:span></text:span></text:p>
      <text:p text:style-name="P16"><text:span text:style-name="Source_20_Text"><text:span text:style-name="T9"/></text:span></text:p>
      <table:table table:name="Table23" table:style-name="Table23">
        <table:table-column table:style-name="Table23.A"/>
        <table:table-row table:style-name="TableLine94017740170816">
          <table:table-cell table:style-name="Table23.A1" office:value-type="string">
            <text:p text:style-name="P5"><text:span text:style-name="Source_20_Text"><text:span text:style-name="T21">[general]</text:span></text:span></text:p>
            <text:p text:style-name="P5"><text:span text:style-name="Source_20_Text">bindport=5060</text:span></text:p>
            <text:p text:style-name="P5"><text:span text:style-name="Source_20_Text"><text:span text:style-name="T21">bindaddr=0.0.0.0</text:span></text:span></text:p>
            <text:p text:style-name="P5"><text:span text:style-name="Source_20_Text">context=default</text:span></text:p>
            <text:p text:style-name="P5"><text:span text:style-name="Source_20_Text"><text:span text:style-name="T21">srvlookup=yes</text:span></text:span></text:p>
            <text:p text:style-name="P5"><text:span text:style-name="Source_20_Text">defaultexpirey=1800</text:span></text:p>
            <text:p text:style-name="P5"><text:span text:style-name="Source_20_Text">dtmfmode=auto</text:span></text:p>
            <text:p text:style-name="P5"><text:span text:style-name="Source_20_Text">qualify=yes</text:span></text:p>
            <text:p text:style-name="P5"><text:span text:style-name="Source_20_Text">register =&gt; </text:span><text:span text:style-name="Source_20_Text"><text:span text:style-name="T28">user</text:span></text:span><text:span text:style-name="Source_20_Text">:</text:span><text:span text:style-name="Source_20_Text"><text:span text:style-name="T28">pass</text:span></text:span><text:span text:style-name="Source_20_Text">@</text:span><text:span text:style-name="Source_20_Text"><text:span text:style-name="T28">trunk.com</text:span></text:span></text:p>
            <text:p text:style-name="P5"><text:span text:style-name="Source_20_Text">nat=force_rport,comedia</text:span></text:p>
            <text:p text:style-name="P5"><text:span text:style-name="Source_20_Text"/></text:p>
            <text:p text:style-name="P5"><text:span text:style-name="Source_20_Text"><text:s/>; Add to your sip.conf</text:span></text:p>
            <text:p text:style-name="P5"><text:span text:style-name="Source_20_Text"><text:s/>;</text:span></text:p>
            <text:p text:style-name="P5"><text:span text:style-name="Source_20_Text"><text:s/>; </text:span><text:span text:style-name="Source_20_Text"><text:span text:style-name="T39">Trunk.com</text:span></text:span><text:span text:style-name="Source_20_Text"> termination</text:span></text:p>
            <text:p text:style-name="P5"><text:span text:style-name="Source_20_Text">[</text:span><text:span text:style-name="Source_20_Text"><text:span text:style-name="T10">trunk</text:span></text:span><text:span text:style-name="Source_20_Text">]</text:span></text:p>
            <text:p text:style-name="P5"><text:span text:style-name="Source_20_Text">type=peer</text:span></text:p>
            <text:p text:style-name="P5"><text:span text:style-name="Source_20_Text">username=</text:span><text:span text:style-name="Source_20_Text"><text:span text:style-name="T28">user</text:span></text:span></text:p>
            <text:p text:style-name="P5"><text:span text:style-name="Source_20_Text">fromuser=</text:span><text:span text:style-name="Source_20_Text"><text:span text:style-name="T28">user</text:span></text:span></text:p>
            <text:p text:style-name="P5"><text:span text:style-name="Source_20_Text">secret=</text:span><text:span text:style-name="Source_20_Text"><text:span text:style-name="T28">pass</text:span></text:span></text:p>
            <text:p text:style-name="P5"><text:span text:style-name="Source_20_Text">host=</text:span><text:span text:style-name="Source_20_Text"><text:span text:style-name="T29">trunk.com</text:span></text:span></text:p>
            <text:p text:style-name="P5"><text:span text:style-name="Source_20_Text">disallow=all</text:span></text:p>
            <text:p text:style-name="P5"><text:span text:style-name="Source_20_Text">allow=alaw,ulaw</text:span></text:p>
            <text:p text:style-name="P5"><text:span text:style-name="Source_20_Text">fromdomain=</text:span><text:span text:style-name="Source_20_Text"><text:span text:style-name="T29">trunk.com</text:span></text:span></text:p>
            <text:p text:style-name="P5"><text:span text:style-name="Source_20_Text">transport=udp</text:span></text:p>
            <text:p text:style-name="P5"><text:span text:style-name="Source_20_Text">dtmfmode=rfc2833</text:span></text:p>
            <text:p text:style-name="P5"><text:span text:style-name="Source_20_Text">insecure=invite,port</text:span></text:p>
            <text:p text:style-name="P5"><text:span text:style-name="Source_20_Text">canreinvite=yes</text:span></text:p>
            <text:p text:style-name="P11"><text:span text:style-name="Source_20_Text">nat=force_rport,comedia</text:span></text:p>
          </table:table-cell>
        </table:table-row>
      </table:table>
      <text:p text:style-name="P16"/>
      <text:p text:style-name="P16"><text:span text:style-name="Source_20_Text"><text:span text:style-name="T41">rm </text:span></text:span><text:span text:style-name="Source_20_Text"><text:span text:style-name="T42">extensions</text:span></text:span><text:span text:style-name="Source_20_Text"><text:span text:style-name="T18">.conf</text:span></text:span><text:span text:style-name="Source_20_Text"><text:span text:style-name="T41"> &amp;&amp; nano </text:span></text:span><text:span text:style-name="Source_20_Text"><text:span text:style-name="T42">extensions</text:span></text:span><text:span text:style-name="Source_20_Text"><text:span text:style-name="T18">.conf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>extensions</text:span></text:span><text:span text:style-name="Source_20_Text"><text:span text:style-name="T6">.conf</text:span></text:span></text:p>
      <text:p text:style-name="P7"/>
      <table:table table:name="Table3" table:style-name="Table3">
        <table:table-column table:style-name="Table3.A"/>
        <table:table-row table:style-name="TableLine94017725589280">
          <table:table-cell table:style-name="Table3.A1" office:value-type="string">
            <text:p text:style-name="P7"><text:span text:style-name="Source_20_Text"><text:span text:style-name="T22">[from-lcr]</text:span></text:span></text:p>
            <text:p text:style-name="P7"><text:span text:style-name="Source_20_Text"><text:span text:style-name="T22">include =&gt; default</text:span></text:span></text:p>
            <text:p text:style-name="P7"><text:span text:style-name="Source_20_Text"><text:span text:style-name="T22"><text:s/>exten =&gt; _X.,1,Monitor(wav,myfilename2)</text:span></text:span></text:p>
            <text:p text:style-name="P7"><text:span text:style-name="Source_20_Text"><text:span text:style-name="T22"><text:s/>exten =&gt; _X.,n,Dial(SIP/${EXTEN}@</text:span></text:span><text:span text:style-name="Source_20_Text"><text:span text:style-name="T17">trunk</text:span></text:span><text:span text:style-name="Source_20_Text"><text:span text:style-name="T22">)</text:span></text:span></text:p>
            <text:p text:style-name="P7"><text:span text:style-name="Source_20_Text"><text:span text:style-name="T22"><text:s/>exten =&gt; _X.,n,Congestion </text:span></text:span></text:p>
            <text:p text:style-name="P7"><text:span text:style-name="Source_20_Text"><text:span text:style-name="T22"><text:s/>exten =&gt; </text:span></text:span><text:span text:style-name="Source_20_Text"><text:span text:style-name="T23">7</text:span></text:span><text:span text:style-name="Source_20_Text"><text:span text:style-name="T22">00,1,Playback(demo-echotest) <text:s/>; Let them know what's going on</text:span></text:span></text:p>
            <text:p text:style-name="P7"><text:span text:style-name="Source_20_Text"><text:span text:style-name="T22"><text:s/>exten =&gt; </text:span></text:span><text:span text:style-name="Source_20_Text"><text:span text:style-name="T23">7</text:span></text:span><text:span text:style-name="Source_20_Text"><text:span text:style-name="T22">00,n,Echo <text:s text:c="20"/>; Do the echo test</text:span></text:span></text:p>
            <text:p text:style-name="P7"><text:span text:style-name="Source_20_Text"><text:span text:style-name="T22"><text:s/>exten =&gt; </text:span></text:span><text:span text:style-name="Source_20_Text"><text:span text:style-name="T23">7</text:span></text:span><text:span text:style-name="Source_20_Text"><text:span text:style-name="T22">00,n,Playback(demo-echodone) <text:s/>; Let them know it's over</text:span></text:span></text:p>
            <text:p text:style-name="P8"><text:span text:style-name="Source_20_Text"><text:span text:style-name="T22"><text:s/>exten =&gt; </text:span></text:span><text:span text:style-name="Source_20_Text"><text:span text:style-name="T23">7</text:span></text:span><text:span text:style-name="Source_20_Text"><text:span text:style-name="T22">00,n,Goto(s,6)</text:span></text:span></text:p>
          </table:table-cell>
        </table:table-row>
      </table:table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reformatted_20_Text"><text:span text:style-name="Source_20_Text">cd /opt/GSM</text:span></text:p>
      <text:p text:style-name="Preformatted_20_Text"><text:span text:style-name="Source_20_Text">git clone http://git.eversberg.eu/lcr.git</text:span></text:p>
      <text:p text:style-name="Preformatted_20_Text"><text:span text:style-name="Source_20_Text">cd /opt/GSM/lcr</text:span></text:p>
      <text:p text:style-name="P8"><text:span text:style-name="Source_20_Text"><text:span text:style-name="T40">nano ast_lcr.patch</text:span></text:span></text:p>
      <text:p text:style-name="P8"><text:soft-page-break/><text:span text:style-name="Source_20_Text"/></text:p>
      <text:p text:style-name="P8"><text:span text:style-name="Source_20_Text"><text:span text:style-name="T6">ast_lcr.patch</text:span></text:span></text:p>
      <text:p text:style-name="P8"><text:span text:style-name="Source_20_Text"><text:span text:style-name="T6"/></text:span></text:p>
      <table:table table:name="Table2" table:style-name="Table2">
        <table:table-column table:style-name="Table2.A"/>
        <table:table-row table:style-name="TableLine94017726285168">
          <table:table-cell table:style-name="Table2.A1" office:value-type="string">
            <text:p text:style-name="P8"><text:span text:style-name="Source_20_Text">--- chan_lcr.c <text:s/>2021-04-24 12:40:11.019018759 +0000</text:span></text:p>
            <text:p text:style-name="P8"><text:span text:style-name="Source_20_Text">+++ chan_lcr.c <text:s/>2021-04-24 12:40:49.878583419 +0000</text:span></text:p>
            <text:p text:style-name="P8"><text:span text:style-name="Source_20_Text">@@ -105,7 +105,7 @@</text:span></text:p>
            <text:p text:style-name="P8"><text:span text:style-name="Source_20_Text"><text:s/></text:span></text:p>
            <text:p text:style-name="P8"><text:span text:style-name="Source_20_Text"><text:s/>*/</text:span></text:p>
            <text:p text:style-name="P8"><text:span text:style-name="Source_20_Text"><text:s/></text:span></text:p>
            <text:p text:style-name="P8"><text:span text:style-name="Source_20_Text">-</text:span></text:p>
            <text:p text:style-name="P8"><text:span text:style-name="Source_20_Text">+#define ASTERISK_VERSION_NUM 110000</text:span></text:p>
            <text:p text:style-name="P8"><text:span text:style-name="Source_20_Text"><text:s/>/* Choose if you want to have chan_lcr for Asterisk 1.4.x or CallWeaver 1.2.x */</text:span></text:p>
            <text:p text:style-name="P8"><text:span text:style-name="Source_20_Text"><text:s/>#define LCR_FOR_ASTERISK</text:span></text:p>
            <text:p text:style-name="P8"><text:span text:style-name="Source_20_Text"><text:s/>/* #define LCR_FOR_CALLWEAVER */</text:span></text:p>
          </table:table-cell>
        </table:table-row>
      </table:table>
      <text:p text:style-name="P8"><text:span text:style-name="Source_20_Text"/></text:p>
      <text:p text:style-name="P8"><text:span text:style-name="Source_20_Text"/></text:p>
      <text:p text:style-name="P8"><text:span text:style-name="Source_20_Text"><text:span text:style-name="T40">nano sip_gcc.patch</text:span></text:span></text:p>
      <text:p text:style-name="P8"><text:span text:style-name="Source_20_Text"/></text:p>
      <text:p text:style-name="P7"><text:span text:style-name="Source_20_Text"><text:span text:style-name="T2">sip_gcc.patch</text:span></text:span></text:p>
      <text:p text:style-name="P7"><text:span text:style-name="Source_20_Text"><text:s/></text:span></text:p>
      <table:table table:name="Table1" table:style-name="Table1">
        <table:table-column table:style-name="Table1.A"/>
        <table:table-row table:style-name="TableLine94017740139824">
          <table:table-cell table:style-name="Table1.A1" office:value-type="string">
            <text:p text:style-name="P7"><text:span text:style-name="Source_20_Text">--- sip.cpp <text:s text:c="4"/>2021-04-24 16:45:17.223599013 +0000</text:span></text:p>
            <text:p text:style-name="P7"><text:span text:style-name="Source_20_Text">+++ sip.cpp <text:s text:c="4"/>2021-04-24 16:52:04.312502995 +0000</text:span></text:p>
            <text:p text:style-name="P7"><text:span text:style-name="Source_20_Text">@@ -18,14 +18,6 @@</text:span></text:p>
            <text:p text:style-name="P7"><text:span text:style-name="Source_20_Text"><text:s/>#include &lt;sofia-sip/stun_tag.h&gt;</text:span></text:p>
            <text:p text:style-name="P7"><text:span text:style-name="Source_20_Text"><text:s/>#include &lt;sofia-sip/su_md5.h&gt;</text:span></text:p>
            <text:p text:style-name="P7"><text:span text:style-name="Source_20_Text"><text:s/></text:span></text:p>
            <text:p text:style-name="P7"><text:span text:style-name="Source_20_Text">-#ifndef SOFIA_SIP_GCC_4_8_PATCH_APLLIED</text:span></text:p>
            <text:p text:style-name="P7"><text:span text:style-name="Source_20_Text">-#warning ********************************************************</text:span></text:p>
            <text:p text:style-name="P7"><text:span text:style-name="Source_20_Text">-#warning Please apply the sofia-sip-gcc-4.8.patch !</text:span></text:p>
            <text:p text:style-name="P7"><text:span text:style-name="Source_20_Text">-#warning If this issue is already fixed, just remove this check.</text:span></text:p>
            <text:p text:style-name="P7"><text:span text:style-name="Source_20_Text">-#warning ********************************************************</text:span></text:p>
            <text:p text:style-name="P7"><text:span text:style-name="Source_20_Text">-#error</text:span></text:p>
            <text:p text:style-name="P7"><text:span text:style-name="Source_20_Text">-#endif</text:span></text:p>
            <text:p text:style-name="P7"><text:span text:style-name="Source_20_Text">-</text:span></text:p>
            <text:p text:style-name="P7"><text:span text:style-name="Source_20_Text"><text:s/>#undef NUTAG_AUTO100</text:span></text:p>
            <text:p text:style-name="P7"><text:span text:style-name="Source_20_Text"><text:s/></text:span></text:p>
            <text:p text:style-name="P8"><text:span text:style-name="Source_20_Text"><text:s/>unsigned char flip[256];</text:span></text:p>
          </table:table-cell>
        </table:table-row>
      </table:table>
      <text:p text:style-name="Preformatted_20_Text"><text:span text:style-name="Source_20_Text"/></text:p>
      <text:p text:style-name="Preformatted_20_Text"><text:span text:style-name="Source_20_Text"/></text:p>
      <text:p text:style-name="Preformatted_20_Text"/>
      <text:p text:style-name="Preformatted_20_Text"><text:span text:style-name="Source_20_Text">patch -p0 &lt; ast_lcr.patch</text:span></text:p>
      <text:p text:style-name="Preformatted_20_Text"><text:span text:style-name="Source_20_Text">patch -p0 &lt; sip_gcc.patch</text:span></text:p>
      <text:p text:style-name="Preformatted_20_Text"><text:span text:style-name="Source_20_Text"/></text:p>
      <text:p text:style-name="Preformatted_20_Text"><text:span text:style-name="Source_20_Text">./autogen.sh</text:span></text:p>
      <text:p text:style-name="Preformatted_20_Text"><text:span text:style-name="Source_20_Text">./configure –with-sip –with-gsm-bs –with-gsm-ms –with-asterisk –with-sip</text:span></text:p>
      <text:p text:style-name="Preformatted_20_Text"><text:span text:style-name="Source_20_Text">make</text:span></text:p>
      <text:p text:style-name="Preformatted_20_Text"><text:span text:style-name="Source_20_Text">make install</text:span></text:p>
      <text:p text:style-name="P20"><text:span text:style-name="Source_20_Text">ldconfig</text:span></text:p>
      <text:p text:style-name="P21"><text:span text:style-name="Source_20_Text"><text:span text:style-name="T44">cp chan_lcr.so </text:span></text:span><text:span text:style-name="Source_20_Text"><text:span text:style-name="T25">/</text:span></text:span><text:span text:style-name="Source_20_Text"><text:span text:style-name="T26">etc</text:span></text:span><text:span text:style-name="Source_20_Text"><text:span text:style-name="T25">/</text:span></text:span><text:span text:style-name="Source_20_Text"><text:span text:style-name="T26">asterisk</text:span></text:span></text:p>
      <text:p text:style-name="P21"><text:span text:style-name="Source_20_Text"><text:span text:style-name="T25">cd /</text:span></text:span><text:span text:style-name="Source_20_Text"><text:span text:style-name="T26">usr</text:span></text:span><text:span text:style-name="Source_20_Text"><text:span text:style-name="T25">/</text:span></text:span><text:span text:style-name="Source_20_Text"><text:span text:style-name="T26">local</text:span></text:span><text:span text:style-name="Source_20_Text"><text:span text:style-name="T25">/</text:span></text:span><text:span text:style-name="Source_20_Text"><text:span text:style-name="T26">etc</text:span></text:span><text:span text:style-name="Source_20_Text"><text:span text:style-name="T25">/</text:span></text:span><text:span text:style-name="Source_20_Text"><text:span text:style-name="T26">lcr</text:span></text:span></text:p>
      <text:p text:style-name="P21"><text:span text:style-name="Source_20_Text"><text:span text:style-name="T44">n</text:span></text:span><text:span text:style-name="Source_20_Text"><text:span text:style-name="T26">ano interface.conf</text:span></text:span><text:span text:style-name="Source_20_Text"><text:span text:style-name="T44"> </text:span></text:span></text:p>
      <text:p text:style-name="P15"><text:span text:style-name="Source_20_Text"><text:span text:style-name="T5">interface.conf</text:span></text:span></text:p>
      <text:p text:style-name="P15"><text:span text:style-name="Source_20_Text"><text:span text:style-name="T5"/></text:span></text:p>
      <text:p text:style-name="P15"><text:span text:style-name="Source_20_Text"><text:span text:style-name="T5"/></text:span></text:p>
      <table:table table:name="Table4" table:style-name="Table4">
        <table:table-column table:style-name="Table4.A"/>
        <table:table-row table:style-name="TableLine94017740512592">
          <table:table-cell table:style-name="Table4.A1" office:value-type="string">
            <text:p text:style-name="P15"><text:span text:style-name="Source_20_Text"><text:span text:style-name="T22"># interface.conf</text:span></text:span></text:p>
            <text:p text:style-name="P15"><text:span text:style-name="Source_20_Text"><text:span text:style-name="T22">################</text:span></text:span></text:p>
            <text:p text:style-name="P15"><text:soft-page-break/><text:span text:style-name="Source_20_Text"><text:span text:style-name="T22"/></text:span></text:p>
            <text:p text:style-name="P15"><text:span text:style-name="Source_20_Text"><text:span text:style-name="T22">[GSM]</text:span></text:span></text:p>
            <text:p text:style-name="P15"><text:span text:style-name="Source_20_Text"><text:span text:style-name="T22">gsm-bs</text:span></text:span></text:p>
            <text:p text:style-name="P15"><text:span text:style-name="Source_20_Text"><text:span text:style-name="T22">#hr</text:span></text:span></text:p>
            <text:p text:style-name="P15"><text:span text:style-name="Source_20_Text"><text:span text:style-name="T22">#tones yes</text:span></text:span></text:p>
            <text:p text:style-name="P15"><text:span text:style-name="Source_20_Text"><text:span text:style-name="T22">#earlyb no</text:span></text:span></text:p>
            <text:p text:style-name="P15"><text:span text:style-name="Source_20_Text"><text:span text:style-name="T22">bridge ast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[ast]</text:span></text:span></text:p>
            <text:p text:style-name="P15"><text:span text:style-name="Source_20_Text"><text:span text:style-name="T22">remote asterisk</text:span></text:span></text:p>
            <text:p text:style-name="P15"><text:span text:style-name="Source_20_Text"><text:span text:style-name="T22">context from-lcr</text:span></text:span></text:p>
            <text:p text:style-name="P15"><text:span text:style-name="Source_20_Text"><text:span text:style-name="T22">earlyb no</text:span></text:span></text:p>
            <text:p text:style-name="P15"><text:span text:style-name="Source_20_Text"><text:span text:style-name="T22">tones yes</text:span></text:span></text:p>
            <text:p text:style-name="P15"><text:span text:style-name="Source_20_Text"><text:span text:style-name="T22">bridge GSM</text:span></text:span></text:p>
          </table:table-cell>
        </table:table-row>
      </table:table>
      <text:p text:style-name="P15"><text:span text:style-name="Source_20_Text"><text:span text:style-name="T22"/></text:span></text:p>
      <text:p text:style-name="P15"><text:span text:style-name="Source_20_Text"><text:span text:style-name="T26">nano options.conf</text:span></text:span></text:p>
      <text:p text:style-name="P15"><text:span text:style-name="Source_20_Text"><text:span text:style-name="T26"/></text:span></text:p>
      <text:p text:style-name="P15"><text:span text:style-name="Source_20_Text"><text:span text:style-name="T5">options.conf</text:span></text:span></text:p>
      <text:p text:style-name="P15"><text:span text:style-name="Source_20_Text"><text:span text:style-name="T24"/></text:span></text:p>
      <table:table table:name="Table5" table:style-name="Table5">
        <table:table-column table:style-name="Table5.A"/>
        <table:table-row table:style-name="TableLine94017739975936">
          <table:table-cell table:style-name="Table5.A1" office:value-type="string">
            <text:p text:style-name="P15"><text:span text:style-name="Source_20_Text"><text:span text:style-name="T22"># LCR options</text:span></text:span></text:p>
            <text:p text:style-name="P15"><text:span text:style-name="Source_20_Text"><text:span text:style-name="T22">#############</text:span></text:span></text:p>
            <text:p text:style-name="P15"><text:span text:style-name="Source_20_Text"><text:span text:style-name="T22"/></text:span></text:p>
            <text:p text:style-name="P12"><text:span text:style-name="Source_20_Text"><text:span text:style-name="T22">debug 0x100000 </text:span></text:span></text:p>
          </table:table-cell>
        </table:table-row>
      </table:table>
      <text:p text:style-name="P15"><text:span text:style-name="Source_20_Text"><text:span text:style-name="T22"/></text:span></text:p>
      <text:p text:style-name="P15"><text:span text:style-name="Source_20_Text"><text:span text:style-name="T22"/></text:span></text:p>
      <text:p text:style-name="P15"><text:span text:style-name="Source_20_Text"><text:span text:style-name="T26">nano routing.conf</text:span></text:span></text:p>
      <text:p text:style-name="P15"><text:span text:style-name="Source_20_Text"><text:span text:style-name="T26"/></text:span></text:p>
      <text:p text:style-name="P15"><text:span text:style-name="Source_20_Text"><text:span text:style-name="T5">routing.conf</text:span></text:span></text:p>
      <text:p text:style-name="P15"><text:span text:style-name="Source_20_Text"><text:span text:style-name="T22"/></text:span></text:p>
      <table:table table:name="Table6" table:style-name="Table6">
        <table:table-column table:style-name="Table6.A"/>
        <table:table-row table:style-name="TableLine94017734891024">
          <table:table-cell table:style-name="Table6.A1" office:value-type="string">
            <text:p text:style-name="P15"><text:span text:style-name="Source_20_Text"><text:span text:style-name="T22"># Linux-Call-Router routing configuration "routing.conf"</text:span></text:span></text:p>
            <text:p text:style-name="P15"><text:span text:style-name="Source_20_Text"><text:span text:style-name="T22">########################################################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# Ruleset: MAIN</text:span></text:span></text:p>
            <text:p text:style-name="P15"><text:span text:style-name="Source_20_Text"><text:span text:style-name="T22"># Calls with different origins will be processed in different rulesets.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[main]</text:span></text:span></text:p>
            <text:p text:style-name="P15"><text:span text:style-name="Source_20_Text"><text:span text:style-name="T22">#interface=xyz <text:s text:c="25"/>: goto ruleset=xyz</text:span></text:span></text:p>
            <text:p text:style-name="P15"><text:span text:style-name="Source_20_Text"><text:span text:style-name="T22">extern <text:s text:c="33"/>: goto ruleset=extern</text:span></text:span></text:p>
            <text:p text:style-name="P15"><text:span text:style-name="Source_20_Text"><text:span text:style-name="T22">intern <text:s text:c="33"/>: goto ruleset=intern</text:span></text:span></text:p>
            <text:p text:style-name="P15"><text:span text:style-name="Source_20_Text"><text:span text:style-name="T22"><text:s text:c="40"/>: disconnect cause=31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# Ruleset: EXTERN</text:span></text:span></text:p>
            <text:p text:style-name="P15"><text:span text:style-name="Source_20_Text"><text:span text:style-name="T22"># All calls from external lines are processed here.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[extern]</text:span></text:span></text:p>
            <text:p text:style-name="P15"><text:span text:style-name="Source_20_Text"><text:span text:style-name="T22">dialing=0,1234 <text:s text:c="25"/>: intern extension=200</text:span></text:span></text:p>
            <text:p text:style-name="P15"><text:span text:style-name="Source_20_Text"><text:span text:style-name="T22">dialing=200-299 <text:s text:c="24"/>: intern</text:span></text:span></text:p>
            <text:p text:style-name="P15"><text:span text:style-name="Source_20_Text"><text:span text:style-name="T22">dialing=81 <text:s text:c="29"/>: partyline room=42</text:span></text:span></text:p>
            <text:p text:style-name="P15"><text:span text:style-name="Source_20_Text"><text:span text:style-name="T22">#timeout=6 <text:s text:c="29"/>: intern extension=200</text:span></text:span></text:p>
            <text:p text:style-name="P15"><text:span text:style-name="Source_20_Text"><text:span text:style-name="T22">default <text:s text:c="32"/>: disconnect cause=1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# Ruleset: INTERN</text:span></text:span></text:p>
            <text:p text:style-name="P15"><text:span text:style-name="Source_20_Text"><text:span text:style-name="T22"># All calls from internal ports are processed here.</text:span></text:span></text:p>
            <text:p text:style-name="P15"><text:span text:style-name="Source_20_Text"><text:span text:style-name="T22"/></text:span></text:p>
            <text:p text:style-name="P15"><text:span text:style-name="Source_20_Text"><text:span text:style-name="T22">[intern]</text:span></text:span></text:p>
            <text:p text:style-name="P15"><text:span text:style-name="Source_20_Text"><text:span text:style-name="T22">dialing=0 <text:s text:c="30"/>: extern</text:span></text:span></text:p>
            <text:p text:style-name="P15"><text:span text:style-name="Source_20_Text"><text:span text:style-name="T22">dialing=1 <text:s text:c="30"/>: extern capability=digital-unrestricted</text:span></text:span></text:p>
            <text:p text:style-name="P15"><text:span text:style-name="Source_20_Text"><text:span text:style-name="T22">dialing=200-299 <text:s text:c="24"/>: intern</text:span></text:span></text:p>
            <text:p text:style-name="P15"><text:span text:style-name="Source_20_Text"><text:span text:style-name="T22">dialing=3 <text:s text:c="30"/>: pick</text:span></text:span></text:p>
            <text:p text:style-name="P15"><text:span text:style-name="Source_20_Text"><text:span text:style-name="T22">dialing=5 enblock <text:s text:c="22"/>: reply</text:span></text:span></text:p>
            <text:p text:style-name="P15"><text:soft-page-break/><text:span text:style-name="Source_20_Text"><text:span text:style-name="T22">dialing=5 <text:s text:c="30"/>: reply select</text:span></text:span></text:p>
            <text:p text:style-name="P15"><text:span text:style-name="Source_20_Text"><text:span text:style-name="T22">dialing=6 enblock <text:s text:c="22"/>: redial</text:span></text:span></text:p>
            <text:p text:style-name="P15"><text:span text:style-name="Source_20_Text"><text:span text:style-name="T22">dialing=6 <text:s text:c="30"/>: redial select</text:span></text:span></text:p>
            <text:p text:style-name="P15"><text:span text:style-name="Source_20_Text"><text:span text:style-name="T22">dialing=7 <text:s text:c="30"/>: abbrev</text:span></text:span></text:p>
            <text:p text:style-name="P15"><text:span text:style-name="Source_20_Text"><text:span text:style-name="T22">dialing=80 <text:s text:c="29"/>: vbox-play</text:span></text:span></text:p>
            <text:p text:style-name="P15"><text:span text:style-name="Source_20_Text"><text:span text:style-name="T22">dialing=81 <text:s text:c="29"/>: partyline room=42</text:span></text:span></text:p>
            <text:p text:style-name="P15"><text:span text:style-name="Source_20_Text"><text:span text:style-name="T22">dialing=90 <text:s text:c="29"/>: powerdial</text:span></text:span></text:p>
            <text:p text:style-name="P15"><text:span text:style-name="Source_20_Text"><text:span text:style-name="T22">dialing=91 <text:s text:c="29"/>: callerid</text:span></text:span></text:p>
            <text:p text:style-name="P15"><text:span text:style-name="Source_20_Text"><text:span text:style-name="T22">dialing=92 <text:s text:c="29"/>: calleridnext</text:span></text:span></text:p>
            <text:p text:style-name="P15"><text:span text:style-name="Source_20_Text"><text:span text:style-name="T22">#dialing=93 <text:s text:c="28"/>: login</text:span></text:span></text:p>
            <text:p text:style-name="P15"><text:span text:style-name="Source_20_Text"><text:span text:style-name="T22">#dialing=94 <text:s text:c="28"/>: powerdial</text:span></text:span></text:p>
            <text:p text:style-name="P15"><text:span text:style-name="Source_20_Text"><text:span text:style-name="T22">#dialing=950 real <text:s text:c="22"/>: callback</text:span></text:span></text:p>
            <text:p text:style-name="P15"><text:span text:style-name="Source_20_Text"><text:span text:style-name="T22">#dialing=953 <text:s text:c="27"/>: forward diversion=cfu</text:span></text:span></text:p>
            <text:p text:style-name="P15"><text:span text:style-name="Source_20_Text"><text:span text:style-name="T22">#dialing=954 <text:s text:c="27"/>: forward diversion=cfb</text:span></text:span></text:p>
            <text:p text:style-name="P15"><text:span text:style-name="Source_20_Text"><text:span text:style-name="T22">#dialing=955 <text:s text:c="27"/>: forward diversion=cfnr delay=26</text:span></text:span></text:p>
            <text:p text:style-name="P15"><text:span text:style-name="Source_20_Text"><text:span text:style-name="T22">#dialing=956 <text:s text:c="27"/>: forward diversion=cfp</text:span></text:span></text:p>
            <text:p text:style-name="P15"><text:span text:style-name="Source_20_Text"><text:span text:style-name="T22">#dialing=957 <text:s text:c="27"/>: forward diversion=cfu dest=vbox</text:span></text:span></text:p>
            <text:p text:style-name="P15"><text:span text:style-name="Source_20_Text"><text:span text:style-name="T22">#dialing=958 <text:s text:c="27"/>: forward diversion=cfb dest=vbox</text:span></text:span></text:p>
            <text:p text:style-name="P15"><text:span text:style-name="Source_20_Text"><text:span text:style-name="T22">#dialing=959 <text:s text:c="27"/>: forward diversion=cfnr dest=vbox delay=20</text:span></text:span></text:p>
            <text:p text:style-name="P15"><text:span text:style-name="Source_20_Text"><text:span text:style-name="T22">#dialing=96 <text:s text:c="28"/>: dtmf</text:span></text:span></text:p>
            <text:p text:style-name="P15"><text:span text:style-name="Source_20_Text"><text:span text:style-name="T22">#dialing=970 <text:s text:c="27"/>: calculator connect</text:span></text:span></text:p>
            <text:p text:style-name="P15"><text:span text:style-name="Source_20_Text"><text:span text:style-name="T22">dialing=99 <text:s text:c="29"/>: test</text:span></text:span></text:p>
            <text:p text:style-name="P12"><text:span text:style-name="Source_20_Text"><text:span text:style-name="T22">default <text:s text:c="32"/>: disconnect cause=1 display="Invalid Code"</text:span></text:span></text:p>
          </table:table-cell>
        </table:table-row>
      </table:table>
      <text:p text:style-name="P21"><text:span text:style-name="Source_20_Text"><text:span text:style-name="T22"/></text:span></text:p>
      <text:p text:style-name="P20"><text:span text:style-name="Source_20_Text"><text:span text:style-name="T2"/></text:span></text:p>
      <text:p text:style-name="P17">RUNNING</text:p>
      <text:p text:style-name="P18"/>
      <text:p text:style-name="P18">nano 2G_legacy_lms.sh</text:p>
      <text:p text:style-name="P18"/>
      <text:p text:style-name="P17">2G_legacy_lms.sh</text:p>
      <text:p text:style-name="P17"/>
      <table:table table:name="Table24" table:style-name="Table24">
        <table:table-column table:style-name="Table24.A"/>
        <table:table-row table:style-name="TableLine94017734746864">
          <table:table-cell table:style-name="Table24.A1" office:value-type="string">
            <text:p text:style-name="P18">#!/bin/bash</text:p>
            <text:p text:style-name="P18">#A lancer en tant que <text:span text:style-name="T13">root</text:span></text:p>
            <text:p text:style-name="P18">#on supprime les sessions précédentes sinon la lime ne se lancera pas</text:p>
            <text:p text:style-name="P18">#si il reste des process</text:p>
            <text:p text:style-name="P18">killall -9 osmo-nitb osmo-bts-trx osmo-trx-lms asterisk lcr &gt; kill.log 2&gt;&amp;1</text:p>
            <text:p text:style-name="P18">#Pour quitter le script Ctrl22222-C</text:p>
            <text:p text:style-name="P18">echo -e "Hello World stop w/ Ctrl-C\n"</text:p>
            <text:p text:style-name="P18">#On lance ou relance asetisk pour etre sur qu'il tourne</text:p>
            <text:p text:style-name="P18">asterisk &gt; asterisk.log 2&gt;&amp;1</text:p>
            <text:p text:style-name="P18">#On charge les drivers pour lcr</text:p>
            <text:p text:style-name="P18">modprobe mISDN_core &gt; mISDN.log 2&gt;&amp;1</text:p>
            <text:p text:style-name="P18">modprobe mISDN_dsp &gt;&gt; mISDN.log 2&gt;&amp;1</text:p>
            <text:p text:style-name="P18">modprobe snd-pcm &gt; snd-pcm.log 2&gt;&amp;1</text:p>
            <text:p text:style-name="P18">#On lance un fork de lcr et on attend dix secondes</text:p>
            <text:p text:style-name="P18">exec lcr st12</text:p>
            <text:p text:style-name="P18">art &gt; lcr.log 2&gt;&amp;1 &amp;</text:p>
            <text:p text:style-name="P18">echo -e "I am going to wait for 10 seconds only ...\n"</text:p>
            <text:p text:style-name="P18">./bar.sh</text:p>
            <text:p text:style-name="P18">echo -e "\nLCR started !\n"2</text:p>
            <text:p text:style-name="P18">#On lance un fork de Openbsc et on attends dix secondes pour qu'il</text:p>
            <text:p text:style-name="P18">#soit apte à accueillir osmo-trx-lms</text:p>
            <text:p text:style-name="P18">exec /usr/bin/osmo-nitb -c /etc/osmocom/nitb/openbsc.cfg -l hlr.sqlite3 -P -m /tmp/bsc_mncc -C --debug=DRLL:DCC:DMM:DRR:DRSL:DMM --yes-i-really-want-to-run-prehistoric&gt;</text:p>
            <text:p text:style-name="P18">echo -e "I am going to wait for 10 seconds only ...\n"</text:p>
            <text:p text:style-name="P18">./bar.sh</text:p>
            <text:p text:style-name="P18">echo -e "\nopenbsc started !\n"</text:p>
            <text:p text:style-name="P18"><text:soft-page-break/>#On lance un fork de Openbsc et on attends dix secondes pour qu'il</text:p>
            <text:p text:style-name="P18">#soit apte à accueillir osmo-bts-trx</text:p>
            <text:p text:style-name="P18">exec /usr/bin/osmo-trx-lms -C /etc/osmocom/nitb/osmo-trx.cfg 2&gt;&amp;1 osmo-trx.log <text:s/>&amp;</text:p>
            <text:p text:style-name="P18">echo -e "\nI am going to wait for 10 seconds only ...\n"</text:p>
            <text:p text:style-name="P18">./bar.sh</text:p>
            <text:p text:style-name="P18">echo -e "\nosmo-trx started ! \n"</text:p>
            <text:p text:style-name="P18">#Enfin on lance un process (non forké de osmo-bts-trx) pour pouvoir killer</text:p>
            <text:p text:style-name="P18">exec /usr/bin/osmo-bts-trx -c /etc/osmocom/nitb/osmo-bts.cfg 2&gt;&amp;1 osmo-bts.log</text:p>
            <text:p text:style-name="P18">./bar.sh</text:p>
            <text:p text:style-name="P18">echo -e "\nosmo-bts started !\n"</text:p>
            <text:p text:style-name="P13">exec killall -9 osmo-nitb osmo-bts-trx osmo-trx-lms</text:p>
          </table:table-cell>
        </table:table-row>
      </table:table>
      <text:p text:style-name="P18"/>
      <text:p text:style-name="P18">nano bar.sh</text:p>
      <text:p text:style-name="P18"/>
      <text:p text:style-name="P17">bar.sh</text:p>
      <text:p text:style-name="P17"/>
      <table:table table:name="Table25" table:style-name="Table25">
        <table:table-column table:style-name="Table25.A"/>
        <table:table-row table:style-name="TableLine94017741792192">
          <table:table-cell table:style-name="Table25.A1" office:value-type="string">
            <text:p text:style-name="P24">#!/bin/bash printf "[" for x in {1..150} ; do printf "#" sleep .05 # do some work here done ; printf "]\n"</text:p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04:10:33.882125224</meta:creation-date>
    <dc:date>2021-05-31T05:29:35.842204171</dc:date>
    <meta:editing-duration>PT13M58S</meta:editing-duration>
    <meta:editing-cycles>3</meta:editing-cycles>
    <meta:generator>LibreOffice/7.0.4.2$Linux_X86_64 LibreOffice_project/00$Build-2</meta:generator>
    <meta:document-statistic meta:table-count="26" meta:image-count="0" meta:object-count="0" meta:page-count="19" meta:paragraph-count="925" meta:word-count="2905" meta:character-count="23334" meta:non-whitespace-character-count="19494"/>
  </office:meta>
</office:document-meta>
</file>